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yArith" table:style-name="ta1">
        <table:shapes>
          <draw:frame draw:z-index="0" draw:style-name="gr1" draw:text-style-name="P1" svg:width="15.999cm" svg:height="8.999cm" svg:x="0.158cm" svg:y="10.99cm">
            <draw:object draw:notify-on-update-of-ranges="ByArith.A2:ByArith.A16 ByArith.C1:ByArith.C1 ByArith.C2:ByArith.C1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7.126cm" svg:height="11.342cm" svg:x="14.097cm" svg:y="15.14cm">
            <draw:object draw:notify-on-update-of-ranges="ByArith.F40:ByArith.F47 ByArith.G40:ByArith.G47 ByArith.H40:ByArith.H47 ByArith.I40:ByArith.I47 ByArith.J40:ByArith.J47 ByArith.K40:ByArith.K4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WidFreq</text:p>
          </table:table-cell>
          <table:table-cell office:value-type="string" calcext:value-type="string">
            <text:p>Hz/Grid</text:p>
          </table:table-cell>
          <table:table-cell office:value-type="string" calcext:value-type="string">
            <text:p>NumGridVScr</text:p>
          </table:table-cell>
          <table:table-cell office:value-type="string" calcext:value-type="string">
            <text:p>RoundTripWidth</text:p>
          </table:table-cell>
          <table:table-cell table:number-columns-repeated="3"/>
          <table:table-cell office:value-type="string" calcext:value-type="string">
            <text:p>Par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 table:formula="of:=[.A8]/10" office:value-type="float" office:value="12" calcext:value-type="float">
            <text:p>12</text:p>
          </table:table-cell>
          <table:table-cell table:formula="of:=[.B8]/10" office:value-type="float" office:value="1" calcext:value-type="float">
            <text:p>1</text:p>
          </table:table-cell>
          <table:table-cell table:formula="of:=[.C8]" office:value-type="float" office:value="12" calcext:value-type="float">
            <text:p>12.00</text:p>
          </table:table-cell>
          <table:table-cell table:formula="of:=[.B2]*[.C2]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crWid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pixel</text:p>
          </table:table-cell>
          <table:table-cell table:number-columns-repeated="6"/>
        </table:table-row>
        <table:table-row table:style-name="ro1">
          <table:table-cell table:formula="of:=[.A9]/10" office:value-type="float" office:value="23.99999" calcext:value-type="float">
            <text:p>23.99999</text:p>
          </table:table-cell>
          <table:table-cell table:formula="of:=[.B9]/10" office:value-type="float" office:value="1" calcext:value-type="float">
            <text:p>1</text:p>
          </table:table-cell>
          <table:table-cell table:formula="of:=[.C9]" office:value-type="float" office:value="23.99999" calcext:value-type="float">
            <text:p>24.00</text:p>
          </table:table-cell>
          <table:table-cell table:formula="of:=[.B3]*[.C3]" office:value-type="float" office:value="23.99999" calcext:value-type="float">
            <text:p>23.99999</text:p>
          </table:table-cell>
          <table:table-cell table:number-columns-repeated="3"/>
          <table:table-cell office:value-type="string" calcext:value-type="string">
            <text:p>FreqWid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z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10]/10" office:value-type="float" office:value="24" calcext:value-type="float">
            <text:p>24</text:p>
          </table:table-cell>
          <table:table-cell table:formula="of:=[.B10]/10" office:value-type="float" office:value="2" calcext:value-type="float">
            <text:p>2</text:p>
          </table:table-cell>
          <table:table-cell table:formula="of:=[.C10]" office:value-type="float" office:value="12" calcext:value-type="float">
            <text:p>12.00</text:p>
          </table:table-cell>
          <table:table-cell table:formula="of:=[.B4]*[.C4]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PixFreq</text:p>
          </table:table-cell>
          <table:table-cell table:formula="of:=[.I3]/[.I2]" office:value-type="float" office:value="0.75" calcext:value-type="float">
            <text:p>0.75</text:p>
          </table:table-cell>
          <table:table-cell office:value-type="string" calcext:value-type="string">
            <text:p>Hz / pixel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A11]/10" office:value-type="float" office:value="55.99999" calcext:value-type="float">
            <text:p>55.99999</text:p>
          </table:table-cell>
          <table:table-cell table:formula="of:=[.B11]/10" office:value-type="float" office:value="2" calcext:value-type="float">
            <text:p>2</text:p>
          </table:table-cell>
          <table:table-cell table:formula="of:=[.C11]" office:value-type="float" office:value="27.999995" calcext:value-type="float">
            <text:p>28.00</text:p>
          </table:table-cell>
          <table:table-cell table:formula="of:=[.B5]*[.C5]" office:value-type="float" office:value="55.99999" calcext:value-type="float">
            <text:p>55.99999</text:p>
          </table:table-cell>
          <table:table-cell table:number-columns-repeated="3"/>
          <table:table-cell office:value-type="string" calcext:value-type="string">
            <text:p>GridFreq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ix/Grid</text:p>
          </table:table-cell>
          <table:table-cell office:value-type="string" calcext:value-type="string">
            <text:p>TheNum</text:p>
          </table:table-cell>
          <table:table-cell table:number-columns-repeated="2"/>
          <table:table-cell table:formula="of:=([.N3]+[.N4])/2" office:value-type="float" office:value="1.5" calcext:value-type="float">
            <text:p>1.5</text:p>
          </table:table-cell>
          <table:table-cell table:formula="of:=([.O3]+[.O4])/2" office:value-type="float" office:value="3.5" calcext:value-type="float">
            <text:p>3.5</text:p>
          </table:table-cell>
          <table:table-cell table:formula="of:=([.P3]+[.P4])/2" office:value-type="float" office:value="7.5" calcext:value-type="float">
            <text:p>7.5</text:p>
          </table:table-cell>
        </table:table-row>
        <table:table-row table:style-name="ro1">
          <table:table-cell table:formula="of:=[.A12]/10" office:value-type="float" office:value="60" calcext:value-type="float">
            <text:p>60</text:p>
          </table:table-cell>
          <table:table-cell table:formula="of:=[.B12]/10" office:value-type="float" office:value="5" calcext:value-type="float">
            <text:p>5</text:p>
          </table:table-cell>
          <table:table-cell table:formula="of:=[.C12]" office:value-type="float" office:value="12" calcext:value-type="float">
            <text:p>12.00</text:p>
          </table:table-cell>
          <table:table-cell table:formula="of:=[.B6]*[.C6]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GridFreq</text:p>
          </table:table-cell>
          <table:table-cell table:formula="of:=[.I5]*[.I4]" office:value-type="float" office:value="37.5" calcext:value-type="float">
            <text:p>37.5</text:p>
          </table:table-cell>
          <table:table-cell office:value-type="string" calcext:value-type="string">
            <text:p>Hz/Grid</text:p>
          </table:table-cell>
          <table:table-cell table:formula="of:=IF([.M6]&lt;2;[.N8];IF([.M6]&lt;5;[.O8];[.P8]))*(10^[.L6])" office:value-type="float" office:value="50" calcext:value-type="float">
            <text:p>50</text:p>
          </table:table-cell>
          <table:table-cell table:formula="of:=FLOOR(LOG10([.I6]))" office:value-type="float" office:value="1" calcext:value-type="float">
            <text:p>1</text:p>
          </table:table-cell>
          <table:table-cell table:formula="of:=[.I6]/(10^[.L6])" office:value-type="float" office:value="3.75" calcext:value-type="float">
            <text:p>3.75</text:p>
          </table:table-cell>
          <table:table-cell table:formula="of:=([.$M6]-[.N4])/([.N3]-[.N4])" office:value-type="float" office:value="2.75" calcext:value-type="float">
            <text:p>2.75</text:p>
          </table:table-cell>
          <table:table-cell table:formula="of:=([.$M6]-[.O4])/([.O3]-[.O4])" office:value-type="float" office:value="0.583333333333333" calcext:value-type="float">
            <text:p>0.583333333333333</text:p>
          </table:table-cell>
          <table:table-cell table:formula="of:=([.$M6]-[.P4])/([.P3]-[.P4])" office:value-type="float" office:value="-0.25" calcext:value-type="float">
            <text:p>-0.25</text:p>
          </table:table-cell>
        </table:table-row>
        <table:table-row table:style-name="ro1">
          <table:table-cell table:formula="of:=[.A13]/10" office:value-type="float" office:value="119.99999" calcext:value-type="float">
            <text:p>119.99999</text:p>
          </table:table-cell>
          <table:table-cell table:formula="of:=[.B13]/10" office:value-type="float" office:value="5" calcext:value-type="float">
            <text:p>5</text:p>
          </table:table-cell>
          <table:table-cell table:formula="of:=[.C13]" office:value-type="float" office:value="23.999998" calcext:value-type="float">
            <text:p>24.00</text:p>
          </table:table-cell>
          <table:table-cell table:formula="of:=[.B7]*[.C7]" office:value-type="float" office:value="119.99999" calcext:value-type="float">
            <text:p>119.99999</text:p>
          </table:table-cell>
          <table:table-cell table:number-columns-repeated="3"/>
          <table:table-cell office:value-type="string" calcext:value-type="string">
            <text:p>GridCount</text:p>
          </table:table-cell>
          <table:table-cell table:formula="of:=[.I2]/[.I5]" office:value-type="float" office:value="16" calcext:value-type="float">
            <text:p>16</text:p>
          </table:table-cell>
          <table:table-cell office:value-type="string" calcext:value-type="string">
            <text:p>Grid/Scr</text:p>
          </table:table-cell>
          <table:table-cell table:number-columns-repeated="3"/>
          <table:table-cell table:formula="of:=FLOOR([.N6]+0.5;1)" office:value-type="float" office:value="3" calcext:value-type="float">
            <text:p>3</text:p>
          </table:table-cell>
          <table:table-cell table:formula="of:=FLOOR([.O6]+0.5;1)" office:value-type="float" office:value="1" calcext:value-type="float">
            <text:p>1</text:p>
          </table:table-cell>
          <table:table-cell table:formula="of:=FLOOR([.P6]+0.5;1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.00</text:p>
          </table:table-cell>
          <table:table-cell table:formula="of:=[.B8]*[.C8]"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ewGridFreq</text:p>
          </table:table-cell>
          <table:table-cell table:formula="of:=[.K6]" office:value-type="float" office:value="50" calcext:value-type="float">
            <text:p>50</text:p>
          </table:table-cell>
          <table:table-cell office:value-type="string" calcext:value-type="string">
            <text:p>Hz/Grid</text:p>
          </table:table-cell>
          <table:table-cell table:number-columns-repeated="3"/>
          <table:table-cell table:formula="of:=[.N7]*([.N3]-[.N4])+[.N4]" office:value-type="float" office:value="4" calcext:value-type="float">
            <text:p>4</text:p>
          </table:table-cell>
          <table:table-cell table:formula="of:=[.O7]*([.O3]-[.O4])+[.O4]" office:value-type="float" office:value="5" calcext:value-type="float">
            <text:p>5</text:p>
          </table:table-cell>
          <table:table-cell table:formula="of:=[.P7]*([.P3]-[.P4])+[.P4]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9.9999" calcext:value-type="float">
            <text:p>239.9999</text:p>
          </table:table-cell>
          <table:table-cell office:value-type="float" office:value="10" calcext:value-type="float">
            <text:p>10</text:p>
          </table:table-cell>
          <table:table-cell office:value-type="float" office:value="23.99999" calcext:value-type="float">
            <text:p>24.00</text:p>
          </table:table-cell>
          <table:table-cell table:formula="of:=[.B9]*[.C9]" office:value-type="float" office:value="239.9999" calcext:value-type="float">
            <text:p>239.9999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ewGridFreq</text:p>
          </table:table-cell>
          <table:table-cell table:formula="of:=[.I8]/[.I4]" office:value-type="float" office:value="66.6666666666667" calcext:value-type="float">
            <text:p>66.6666666666667</text:p>
          </table:table-cell>
          <table:table-cell office:value-type="string" calcext:value-type="string">
            <text:p>Pix/Grid</text:p>
          </table:table-cell>
          <table:table-cell table:number-columns-repeated="6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.00</text:p>
          </table:table-cell>
          <table:table-cell table:formula="of:=[.B10]*[.C10]" office:value-type="float" office:value="240" calcext:value-type="float">
            <text:p>240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NewGridCount</text:p>
          </table:table-cell>
          <table:table-cell table:formula="of:=[.I2]/[.I9]" office:value-type="float" office:value="12" calcext:value-type="float">
            <text:p>12</text:p>
          </table:table-cell>
          <table:table-cell office:value-type="string" calcext:value-type="string">
            <text:p>Grid/Scr</text:p>
          </table:table-cell>
          <table:table-cell table:number-columns-repeated="6"/>
        </table:table-row>
        <table:table-row table:style-name="ro1">
          <table:table-cell office:value-type="float" office:value="559.9999" calcext:value-type="float">
            <text:p>559.9999</text:p>
          </table:table-cell>
          <table:table-cell office:value-type="float" office:value="20" calcext:value-type="float">
            <text:p>20</text:p>
          </table:table-cell>
          <table:table-cell office:value-type="float" office:value="27.999995" calcext:value-type="float">
            <text:p>28.00</text:p>
          </table:table-cell>
          <table:table-cell table:formula="of:=[.B11]*[.C11]" office:value-type="float" office:value="559.9999" calcext:value-type="float">
            <text:p>559.9999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.00</text:p>
          </table:table-cell>
          <table:table-cell table:formula="of:=[.B12]*[.C12]" office:value-type="float" office:value="600" calcext:value-type="float">
            <text:p>600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1199.9999" calcext:value-type="float">
            <text:p>1199.9999</text:p>
          </table:table-cell>
          <table:table-cell office:value-type="float" office:value="50" calcext:value-type="float">
            <text:p>50</text:p>
          </table:table-cell>
          <table:table-cell office:value-type="float" office:value="23.999998" calcext:value-type="float">
            <text:p>24.00</text:p>
          </table:table-cell>
          <table:table-cell table:formula="of:=[.B13]*[.C13]" office:value-type="float" office:value="1199.9999" calcext:value-type="float">
            <text:p>1199.9999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[.A8]*10" office:value-type="float" office:value="1200" calcext:value-type="float">
            <text:p>1200</text:p>
          </table:table-cell>
          <table:table-cell table:formula="of:=[.B8]*10" office:value-type="float" office:value="100" calcext:value-type="float">
            <text:p>100</text:p>
          </table:table-cell>
          <table:table-cell table:formula="of:=[.C8]" office:value-type="float" office:value="12" calcext:value-type="float">
            <text:p>12.00</text:p>
          </table:table-cell>
          <table:table-cell table:formula="of:=[.B14]*[.C14]" office:value-type="float" office:value="1200" calcext:value-type="float">
            <text:p>1200</text:p>
          </table:table-cell>
          <table:table-cell table:number-columns-repeated="12"/>
        </table:table-row>
        <table:table-row table:style-name="ro1">
          <table:table-cell table:formula="of:=[.A9]*10" office:value-type="float" office:value="2399.999" calcext:value-type="float">
            <text:p>2399.999</text:p>
          </table:table-cell>
          <table:table-cell table:formula="of:=[.B9]*10" office:value-type="float" office:value="100" calcext:value-type="float">
            <text:p>100</text:p>
          </table:table-cell>
          <table:table-cell table:formula="of:=[.C9]" office:value-type="float" office:value="23.99999" calcext:value-type="float">
            <text:p>24.00</text:p>
          </table:table-cell>
          <table:table-cell table:formula="of:=[.B15]*[.C15]" office:value-type="float" office:value="2399.999" calcext:value-type="float">
            <text:p>2399.999</text:p>
          </table:table-cell>
          <table:table-cell table:number-columns-repeated="12"/>
        </table:table-row>
        <table:table-row table:style-name="ro1">
          <table:table-cell table:formula="of:=[.A10]*10" office:value-type="float" office:value="2400" calcext:value-type="float">
            <text:p>2400</text:p>
          </table:table-cell>
          <table:table-cell table:formula="of:=[.B10]*10" office:value-type="float" office:value="200" calcext:value-type="float">
            <text:p>200</text:p>
          </table:table-cell>
          <table:table-cell table:formula="of:=[.C10]" office:value-type="float" office:value="12" calcext:value-type="float">
            <text:p>12.00</text:p>
          </table:table-cell>
          <table:table-cell table:formula="of:=[.B16]*[.C16]" office:value-type="float" office:value="2400" calcext:value-type="float">
            <text:p>2400</text:p>
          </table:table-cell>
          <table:table-cell table:number-columns-repeated="12"/>
        </table:table-row>
        <table:table-row table:style-name="ro1">
          <table:table-cell table:formula="of:=[.A11]*10" office:value-type="float" office:value="5599.999" calcext:value-type="float">
            <text:p>5599.999</text:p>
          </table:table-cell>
          <table:table-cell table:formula="of:=[.B11]*10" office:value-type="float" office:value="200" calcext:value-type="float">
            <text:p>200</text:p>
          </table:table-cell>
          <table:table-cell table:formula="of:=[.C11]" office:value-type="float" office:value="27.999995" calcext:value-type="float">
            <text:p>28.00</text:p>
          </table:table-cell>
          <table:table-cell table:formula="of:=[.B17]*[.C17]" office:value-type="float" office:value="5599.999" calcext:value-type="float">
            <text:p>5599.999</text:p>
          </table:table-cell>
          <table:table-cell table:number-columns-repeated="12"/>
        </table:table-row>
        <table:table-row table:style-name="ro1">
          <table:table-cell table:formula="of:=[.A12]*10" office:value-type="float" office:value="6000" calcext:value-type="float">
            <text:p>6000</text:p>
          </table:table-cell>
          <table:table-cell table:formula="of:=[.B12]*10" office:value-type="float" office:value="500" calcext:value-type="float">
            <text:p>500</text:p>
          </table:table-cell>
          <table:table-cell table:formula="of:=[.C12]" office:value-type="float" office:value="12" calcext:value-type="float">
            <text:p>12.00</text:p>
          </table:table-cell>
          <table:table-cell table:formula="of:=[.B18]*[.C18]" office:value-type="float" office:value="6000" calcext:value-type="float">
            <text:p>6000</text:p>
          </table:table-cell>
          <table:table-cell table:number-columns-repeated="12"/>
        </table:table-row>
        <table:table-row table:style-name="ro1">
          <table:table-cell table:formula="of:=[.A13]*10" office:value-type="float" office:value="11999.999" calcext:value-type="float">
            <text:p>11999.999</text:p>
          </table:table-cell>
          <table:table-cell table:formula="of:=[.B13]*10" office:value-type="float" office:value="500" calcext:value-type="float">
            <text:p>500</text:p>
          </table:table-cell>
          <table:table-cell table:formula="of:=[.C13]" office:value-type="float" office:value="23.999998" calcext:value-type="float">
            <text:p>24.00</text:p>
          </table:table-cell>
          <table:table-cell table:formula="of:=[.B19]*[.C19]" office:value-type="float" office:value="11999.999" calcext:value-type="float">
            <text:p>11999.999</text:p>
          </table:table-cell>
          <table:table-cell table:number-columns-repeated="12"/>
        </table:table-row>
        <table:table-row table:style-name="ro1">
          <table:table-cell table:formula="of:=[.A14]*10" office:value-type="float" office:value="12000" calcext:value-type="float">
            <text:p>12000</text:p>
          </table:table-cell>
          <table:table-cell table:formula="of:=[.B14]*10" office:value-type="float" office:value="1000" calcext:value-type="float">
            <text:p>1000</text:p>
          </table:table-cell>
          <table:table-cell table:formula="of:=[.C14]" office:value-type="float" office:value="12" calcext:value-type="float">
            <text:p>12.00</text:p>
          </table:table-cell>
          <table:table-cell table:formula="of:=[.B20]*[.C20]" office:value-type="float" office:value="12000" calcext:value-type="float">
            <text:p>12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[.F21]/[.F22]" office:value-type="float" office:value="2.33333333333333" calcext:value-type="float">
            <text:p>2.33333333333333</text:p>
          </table:table-cell>
          <table:table-cell table:formula="of:=[.G21]/[.G22]" office:value-type="float" office:value="2.33333333333333" calcext:value-type="float">
            <text:p>2.33333333333333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table:number-columns-repeated="3"/>
          <table:table-cell office:value-type="string" calcext:value-type="string">
            <text:p>Circl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$A29]*[.B$28];7)" office:value-type="float" office:value="0" calcext:value-type="float">
            <text:p>0</text:p>
          </table:table-cell>
          <table:table-cell table:style-name="Default" table:formula="of:=MOD([.$A29]*[.C$28];7)" office:value-type="float" office:value="0" calcext:value-type="float">
            <text:p>0</text:p>
          </table:table-cell>
          <table:table-cell table:formula="of:=MOD([.$A29]*[.D$28];7)" office:value-type="float" office:value="0" calcext:value-type="float">
            <text:p>0</text:p>
          </table:table-cell>
          <table:table-cell table:formula="of:=MOD([.$A29]*[.E$28];7)" office:value-type="float" office:value="0" calcext:value-type="float">
            <text:p>0</text:p>
          </table:table-cell>
          <table:table-cell table:formula="of:=[.B29]*2*PI()/7" office:value-type="float" office:value="0" calcext:value-type="float">
            <text:p>0</text:p>
          </table:table-cell>
          <table:table-cell/>
          <table:table-cell table:formula="of:=[.C29]*2*PI()/7" office:value-type="float" office:value="0" calcext:value-type="float">
            <text:p>0</text:p>
          </table:table-cell>
          <table:table-cell/>
          <table:table-cell table:formula="of:=[.D29]*2*PI()/7" office:value-type="float" office:value="0" calcext:value-type="float">
            <text:p>0</text:p>
          </table:table-cell>
          <table:table-cell/>
          <table:table-cell table:formula="of:=[.E29]*2*PI()/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$A30]*[.B$28];7)" office:value-type="float" office:value="1" calcext:value-type="float">
            <text:p>1</text:p>
          </table:table-cell>
          <table:table-cell table:style-name="Default" table:formula="of:=MOD([.$A30]*[.C$28];7)" office:value-type="float" office:value="2" calcext:value-type="float">
            <text:p>2</text:p>
          </table:table-cell>
          <table:table-cell table:formula="of:=MOD([.$A30]*[.D$28];7)" office:value-type="float" office:value="3" calcext:value-type="float">
            <text:p>3</text:p>
          </table:table-cell>
          <table:table-cell table:formula="of:=MOD([.$A30]*[.E$28];7)" office:value-type="float" office:value="4" calcext:value-type="float">
            <text:p>4</text:p>
          </table:table-cell>
          <table:table-cell table:formula="of:=[.B30]*2*PI()/7" office:value-type="float" office:value="0.897597901025655" calcext:value-type="float">
            <text:p>0.897597901025655</text:p>
          </table:table-cell>
          <table:table-cell/>
          <table:table-cell table:formula="of:=[.C30]*2*PI()/7" office:value-type="float" office:value="1.79519580205131" calcext:value-type="float">
            <text:p>1.79519580205131</text:p>
          </table:table-cell>
          <table:table-cell/>
          <table:table-cell table:formula="of:=[.D30]*2*PI()/7" office:value-type="float" office:value="2.69279370307697" calcext:value-type="float">
            <text:p>2.69279370307697</text:p>
          </table:table-cell>
          <table:table-cell/>
          <table:table-cell table:formula="of:=[.E30]*2*PI()/7" office:value-type="float" office:value="3.59039160410262" calcext:value-type="float">
            <text:p>3.590391604102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$A31]*[.B$28];7)" office:value-type="float" office:value="2" calcext:value-type="float">
            <text:p>2</text:p>
          </table:table-cell>
          <table:table-cell table:style-name="Default" table:formula="of:=MOD([.$A31]*[.C$28];7)" office:value-type="float" office:value="4" calcext:value-type="float">
            <text:p>4</text:p>
          </table:table-cell>
          <table:table-cell table:formula="of:=MOD([.$A31]*[.D$28];7)" office:value-type="float" office:value="6" calcext:value-type="float">
            <text:p>6</text:p>
          </table:table-cell>
          <table:table-cell table:formula="of:=MOD([.$A31]*[.E$28];7)" office:value-type="float" office:value="1" calcext:value-type="float">
            <text:p>1</text:p>
          </table:table-cell>
          <table:table-cell table:formula="of:=[.B31]*2*PI()/7" office:value-type="float" office:value="1.79519580205131" calcext:value-type="float">
            <text:p>1.79519580205131</text:p>
          </table:table-cell>
          <table:table-cell/>
          <table:table-cell table:formula="of:=[.C31]*2*PI()/7" office:value-type="float" office:value="3.59039160410262" calcext:value-type="float">
            <text:p>3.59039160410262</text:p>
          </table:table-cell>
          <table:table-cell/>
          <table:table-cell table:formula="of:=[.D31]*2*PI()/7" office:value-type="float" office:value="5.38558740615393" calcext:value-type="float">
            <text:p>5.38558740615393</text:p>
          </table:table-cell>
          <table:table-cell/>
          <table:table-cell table:formula="of:=[.E31]*2*PI()/7" office:value-type="float" office:value="0.897597901025655" calcext:value-type="float">
            <text:p>0.8975979010256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$A32]*[.B$28];7)" office:value-type="float" office:value="3" calcext:value-type="float">
            <text:p>3</text:p>
          </table:table-cell>
          <table:table-cell table:style-name="Default" table:formula="of:=MOD([.$A32]*[.C$28];7)" office:value-type="float" office:value="6" calcext:value-type="float">
            <text:p>6</text:p>
          </table:table-cell>
          <table:table-cell table:formula="of:=MOD([.$A32]*[.D$28];7)" office:value-type="float" office:value="2" calcext:value-type="float">
            <text:p>2</text:p>
          </table:table-cell>
          <table:table-cell table:formula="of:=MOD([.$A32]*[.E$28];7)" office:value-type="float" office:value="5" calcext:value-type="float">
            <text:p>5</text:p>
          </table:table-cell>
          <table:table-cell table:formula="of:=[.B32]*2*PI()/7" office:value-type="float" office:value="2.69279370307697" calcext:value-type="float">
            <text:p>2.69279370307697</text:p>
          </table:table-cell>
          <table:table-cell/>
          <table:table-cell table:formula="of:=[.C32]*2*PI()/7" office:value-type="float" office:value="5.38558740615393" calcext:value-type="float">
            <text:p>5.38558740615393</text:p>
          </table:table-cell>
          <table:table-cell/>
          <table:table-cell table:formula="of:=[.D32]*2*PI()/7" office:value-type="float" office:value="1.79519580205131" calcext:value-type="float">
            <text:p>1.79519580205131</text:p>
          </table:table-cell>
          <table:table-cell/>
          <table:table-cell table:formula="of:=[.E32]*2*PI()/7" office:value-type="float" office:value="4.48798950512828" calcext:value-type="float">
            <text:p>4.4879895051282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$A33]*[.B$28];7)" office:value-type="float" office:value="4" calcext:value-type="float">
            <text:p>4</text:p>
          </table:table-cell>
          <table:table-cell table:style-name="Default" table:formula="of:=MOD([.$A33]*[.C$28];7)" office:value-type="float" office:value="1" calcext:value-type="float">
            <text:p>1</text:p>
          </table:table-cell>
          <table:table-cell table:formula="of:=MOD([.$A33]*[.D$28];7)" office:value-type="float" office:value="5" calcext:value-type="float">
            <text:p>5</text:p>
          </table:table-cell>
          <table:table-cell table:formula="of:=MOD([.$A33]*[.E$28];7)" office:value-type="float" office:value="2" calcext:value-type="float">
            <text:p>2</text:p>
          </table:table-cell>
          <table:table-cell table:formula="of:=[.B33]*2*PI()/7" office:value-type="float" office:value="3.59039160410262" calcext:value-type="float">
            <text:p>3.59039160410262</text:p>
          </table:table-cell>
          <table:table-cell/>
          <table:table-cell table:formula="of:=[.C33]*2*PI()/7" office:value-type="float" office:value="0.897597901025655" calcext:value-type="float">
            <text:p>0.897597901025655</text:p>
          </table:table-cell>
          <table:table-cell/>
          <table:table-cell table:formula="of:=[.D33]*2*PI()/7" office:value-type="float" office:value="4.48798950512828" calcext:value-type="float">
            <text:p>4.48798950512828</text:p>
          </table:table-cell>
          <table:table-cell/>
          <table:table-cell table:formula="of:=[.E33]*2*PI()/7" office:value-type="float" office:value="1.79519580205131" calcext:value-type="float">
            <text:p>1.7951958020513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$A34]*[.B$28];7)" office:value-type="float" office:value="5" calcext:value-type="float">
            <text:p>5</text:p>
          </table:table-cell>
          <table:table-cell table:style-name="Default" table:formula="of:=MOD([.$A34]*[.C$28];7)" office:value-type="float" office:value="3" calcext:value-type="float">
            <text:p>3</text:p>
          </table:table-cell>
          <table:table-cell table:formula="of:=MOD([.$A34]*[.D$28];7)" office:value-type="float" office:value="1" calcext:value-type="float">
            <text:p>1</text:p>
          </table:table-cell>
          <table:table-cell table:formula="of:=MOD([.$A34]*[.E$28];7)" office:value-type="float" office:value="6" calcext:value-type="float">
            <text:p>6</text:p>
          </table:table-cell>
          <table:table-cell table:formula="of:=[.B34]*2*PI()/7" office:value-type="float" office:value="4.48798950512828" calcext:value-type="float">
            <text:p>4.48798950512828</text:p>
          </table:table-cell>
          <table:table-cell/>
          <table:table-cell table:formula="of:=[.C34]*2*PI()/7" office:value-type="float" office:value="2.69279370307697" calcext:value-type="float">
            <text:p>2.69279370307697</text:p>
          </table:table-cell>
          <table:table-cell/>
          <table:table-cell table:formula="of:=[.D34]*2*PI()/7" office:value-type="float" office:value="0.897597901025655" calcext:value-type="float">
            <text:p>0.897597901025655</text:p>
          </table:table-cell>
          <table:table-cell/>
          <table:table-cell table:formula="of:=[.E34]*2*PI()/7" office:value-type="float" office:value="5.38558740615393" calcext:value-type="float">
            <text:p>5.3855874061539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$A35]*[.B$28];7)" office:value-type="float" office:value="6" calcext:value-type="float">
            <text:p>6</text:p>
          </table:table-cell>
          <table:table-cell table:style-name="Default" table:formula="of:=MOD([.$A35]*[.C$28];7)" office:value-type="float" office:value="5" calcext:value-type="float">
            <text:p>5</text:p>
          </table:table-cell>
          <table:table-cell table:formula="of:=MOD([.$A35]*[.D$28];7)" office:value-type="float" office:value="4" calcext:value-type="float">
            <text:p>4</text:p>
          </table:table-cell>
          <table:table-cell table:formula="of:=MOD([.$A35]*[.E$28];7)" office:value-type="float" office:value="3" calcext:value-type="float">
            <text:p>3</text:p>
          </table:table-cell>
          <table:table-cell table:formula="of:=[.B35]*2*PI()/7" office:value-type="float" office:value="5.38558740615393" calcext:value-type="float">
            <text:p>5.38558740615393</text:p>
          </table:table-cell>
          <table:table-cell/>
          <table:table-cell table:formula="of:=[.C35]*2*PI()/7" office:value-type="float" office:value="4.48798950512828" calcext:value-type="float">
            <text:p>4.48798950512828</text:p>
          </table:table-cell>
          <table:table-cell/>
          <table:table-cell table:formula="of:=[.D35]*2*PI()/7" office:value-type="float" office:value="3.59039160410262" calcext:value-type="float">
            <text:p>3.59039160410262</text:p>
          </table:table-cell>
          <table:table-cell/>
          <table:table-cell table:formula="of:=[.E35]*2*PI()/7" office:value-type="float" office:value="2.69279370307697" calcext:value-type="float">
            <text:p>2.692793703076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$A36]*[.B$28];7)" office:value-type="float" office:value="0" calcext:value-type="float">
            <text:p>0</text:p>
          </table:table-cell>
          <table:table-cell table:style-name="Default" table:formula="of:=MOD([.$A36]*[.C$28];7)" office:value-type="float" office:value="0" calcext:value-type="float">
            <text:p>0</text:p>
          </table:table-cell>
          <table:table-cell table:formula="of:=MOD([.$A36]*[.D$28];7)" office:value-type="float" office:value="0" calcext:value-type="float">
            <text:p>0</text:p>
          </table:table-cell>
          <table:table-cell table:formula="of:=MOD([.$A36]*[.E$28];7)" office:value-type="float" office:value="0" calcext:value-type="float">
            <text:p>0</text:p>
          </table:table-cell>
          <table:table-cell table:formula="of:=[.B36]*2*PI()/7" office:value-type="float" office:value="0" calcext:value-type="float">
            <text:p>0</text:p>
          </table:table-cell>
          <table:table-cell/>
          <table:table-cell table:formula="of:=[.C36]*2*PI()/7" office:value-type="float" office:value="0" calcext:value-type="float">
            <text:p>0</text:p>
          </table:table-cell>
          <table:table-cell/>
          <table:table-cell table:formula="of:=[.D36]*2*PI()/7" office:value-type="float" office:value="0" calcext:value-type="float">
            <text:p>0</text:p>
          </table:table-cell>
          <table:table-cell/>
          <table:table-cell table:formula="of:=[.E36]*2*PI()/7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table:formula="of:=SIN([.F29])" office:value-type="float" office:value="0" calcext:value-type="float">
            <text:p>0</text:p>
          </table:table-cell>
          <table:table-cell table:formula="of:=COS([.F29])" office:value-type="float" office:value="1" calcext:value-type="float">
            <text:p>1</text:p>
          </table:table-cell>
          <table:table-cell table:formula="of:=SIN([.H29])" office:value-type="float" office:value="0" calcext:value-type="float">
            <text:p>0</text:p>
          </table:table-cell>
          <table:table-cell table:formula="of:=COS([.H29])" office:value-type="float" office:value="1" calcext:value-type="float">
            <text:p>1</text:p>
          </table:table-cell>
          <table:table-cell table:formula="of:=SIN([.J29])" office:value-type="float" office:value="0" calcext:value-type="float">
            <text:p>0</text:p>
          </table:table-cell>
          <table:table-cell table:formula="of:=COS([.J29])" office:value-type="float" office:value="1" calcext:value-type="float">
            <text:p>1</text:p>
          </table:table-cell>
          <table:table-cell table:formula="of:=SIN([.L29])" office:value-type="float" office:value="0" calcext:value-type="float">
            <text:p>0</text:p>
          </table:table-cell>
          <table:table-cell table:formula="of:=COS([.L2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0])" office:value-type="float" office:value="0.78183148246803" calcext:value-type="float">
            <text:p>0.78183148246803</text:p>
          </table:table-cell>
          <table:table-cell table:formula="of:=COS([.F30])" office:value-type="float" office:value="0.623489801858734" calcext:value-type="float">
            <text:p>0.623489801858734</text:p>
          </table:table-cell>
          <table:table-cell table:formula="of:=SIN([.H30])" office:value-type="float" office:value="0.974927912181824" calcext:value-type="float">
            <text:p>0.974927912181824</text:p>
          </table:table-cell>
          <table:table-cell table:formula="of:=COS([.H30])" office:value-type="float" office:value="-0.222520933956314" calcext:value-type="float">
            <text:p>-0.222520933956314</text:p>
          </table:table-cell>
          <table:table-cell table:formula="of:=SIN([.J30])" office:value-type="float" office:value="0.433883739117558" calcext:value-type="float">
            <text:p>0.433883739117558</text:p>
          </table:table-cell>
          <table:table-cell table:formula="of:=COS([.J30])" office:value-type="float" office:value="-0.900968867902419" calcext:value-type="float">
            <text:p>-0.900968867902419</text:p>
          </table:table-cell>
          <table:table-cell table:formula="of:=SIN([.L30])" office:value-type="float" office:value="-0.433883739117558" calcext:value-type="float">
            <text:p>-0.433883739117558</text:p>
          </table:table-cell>
          <table:table-cell table:formula="of:=COS([.L30])" office:value-type="float" office:value="-0.900968867902419" calcext:value-type="float">
            <text:p>-0.9009688679024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1])" office:value-type="float" office:value="0.974927912181824" calcext:value-type="float">
            <text:p>0.974927912181824</text:p>
          </table:table-cell>
          <table:table-cell table:formula="of:=COS([.F31])" office:value-type="float" office:value="-0.222520933956314" calcext:value-type="float">
            <text:p>-0.222520933956314</text:p>
          </table:table-cell>
          <table:table-cell table:formula="of:=SIN([.H31])" office:value-type="float" office:value="-0.433883739117558" calcext:value-type="float">
            <text:p>-0.433883739117558</text:p>
          </table:table-cell>
          <table:table-cell table:formula="of:=COS([.H31])" office:value-type="float" office:value="-0.900968867902419" calcext:value-type="float">
            <text:p>-0.900968867902419</text:p>
          </table:table-cell>
          <table:table-cell table:formula="of:=SIN([.J31])" office:value-type="float" office:value="-0.78183148246803" calcext:value-type="float">
            <text:p>-0.78183148246803</text:p>
          </table:table-cell>
          <table:table-cell table:formula="of:=COS([.J31])" office:value-type="float" office:value="0.623489801858733" calcext:value-type="float">
            <text:p>0.623489801858733</text:p>
          </table:table-cell>
          <table:table-cell table:formula="of:=SIN([.L31])" office:value-type="float" office:value="0.78183148246803" calcext:value-type="float">
            <text:p>0.78183148246803</text:p>
          </table:table-cell>
          <table:table-cell table:formula="of:=COS([.L31])" office:value-type="float" office:value="0.623489801858734" calcext:value-type="float">
            <text:p>0.623489801858734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2])" office:value-type="float" office:value="0.433883739117558" calcext:value-type="float">
            <text:p>0.433883739117558</text:p>
          </table:table-cell>
          <table:table-cell table:formula="of:=COS([.F32])" office:value-type="float" office:value="-0.900968867902419" calcext:value-type="float">
            <text:p>-0.900968867902419</text:p>
          </table:table-cell>
          <table:table-cell table:formula="of:=SIN([.H32])" office:value-type="float" office:value="-0.78183148246803" calcext:value-type="float">
            <text:p>-0.78183148246803</text:p>
          </table:table-cell>
          <table:table-cell table:formula="of:=COS([.H32])" office:value-type="float" office:value="0.623489801858733" calcext:value-type="float">
            <text:p>0.623489801858733</text:p>
          </table:table-cell>
          <table:table-cell table:formula="of:=SIN([.J32])" office:value-type="float" office:value="0.974927912181824" calcext:value-type="float">
            <text:p>0.974927912181824</text:p>
          </table:table-cell>
          <table:table-cell table:formula="of:=COS([.J32])" office:value-type="float" office:value="-0.222520933956314" calcext:value-type="float">
            <text:p>-0.222520933956314</text:p>
          </table:table-cell>
          <table:table-cell table:formula="of:=SIN([.L32])" office:value-type="float" office:value="-0.974927912181824" calcext:value-type="float">
            <text:p>-0.974927912181824</text:p>
          </table:table-cell>
          <table:table-cell table:formula="of:=COS([.L32])" office:value-type="float" office:value="-0.222520933956315" calcext:value-type="float">
            <text:p>-0.22252093395631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3])" office:value-type="float" office:value="-0.433883739117558" calcext:value-type="float">
            <text:p>-0.433883739117558</text:p>
          </table:table-cell>
          <table:table-cell table:formula="of:=COS([.F33])" office:value-type="float" office:value="-0.900968867902419" calcext:value-type="float">
            <text:p>-0.900968867902419</text:p>
          </table:table-cell>
          <table:table-cell table:formula="of:=SIN([.H33])" office:value-type="float" office:value="0.78183148246803" calcext:value-type="float">
            <text:p>0.78183148246803</text:p>
          </table:table-cell>
          <table:table-cell table:formula="of:=COS([.H33])" office:value-type="float" office:value="0.623489801858734" calcext:value-type="float">
            <text:p>0.623489801858734</text:p>
          </table:table-cell>
          <table:table-cell table:formula="of:=SIN([.J33])" office:value-type="float" office:value="-0.974927912181824" calcext:value-type="float">
            <text:p>-0.974927912181824</text:p>
          </table:table-cell>
          <table:table-cell table:formula="of:=COS([.J33])" office:value-type="float" office:value="-0.222520933956315" calcext:value-type="float">
            <text:p>-0.222520933956315</text:p>
          </table:table-cell>
          <table:table-cell table:formula="of:=SIN([.L33])" office:value-type="float" office:value="0.974927912181824" calcext:value-type="float">
            <text:p>0.974927912181824</text:p>
          </table:table-cell>
          <table:table-cell table:formula="of:=COS([.L33])" office:value-type="float" office:value="-0.222520933956314" calcext:value-type="float">
            <text:p>-0.222520933956314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4])" office:value-type="float" office:value="-0.974927912181824" calcext:value-type="float">
            <text:p>-0.974927912181824</text:p>
          </table:table-cell>
          <table:table-cell table:formula="of:=COS([.F34])" office:value-type="float" office:value="-0.222520933956315" calcext:value-type="float">
            <text:p>-0.222520933956315</text:p>
          </table:table-cell>
          <table:table-cell table:formula="of:=SIN([.H34])" office:value-type="float" office:value="0.433883739117558" calcext:value-type="float">
            <text:p>0.433883739117558</text:p>
          </table:table-cell>
          <table:table-cell table:formula="of:=COS([.H34])" office:value-type="float" office:value="-0.900968867902419" calcext:value-type="float">
            <text:p>-0.900968867902419</text:p>
          </table:table-cell>
          <table:table-cell table:formula="of:=SIN([.J34])" office:value-type="float" office:value="0.78183148246803" calcext:value-type="float">
            <text:p>0.78183148246803</text:p>
          </table:table-cell>
          <table:table-cell table:formula="of:=COS([.J34])" office:value-type="float" office:value="0.623489801858734" calcext:value-type="float">
            <text:p>0.623489801858734</text:p>
          </table:table-cell>
          <table:table-cell table:formula="of:=SIN([.L34])" office:value-type="float" office:value="-0.78183148246803" calcext:value-type="float">
            <text:p>-0.78183148246803</text:p>
          </table:table-cell>
          <table:table-cell table:formula="of:=COS([.L34])" office:value-type="float" office:value="0.623489801858733" calcext:value-type="float">
            <text:p>0.623489801858733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5])" office:value-type="float" office:value="-0.78183148246803" calcext:value-type="float">
            <text:p>-0.78183148246803</text:p>
          </table:table-cell>
          <table:table-cell table:formula="of:=COS([.F35])" office:value-type="float" office:value="0.623489801858733" calcext:value-type="float">
            <text:p>0.623489801858733</text:p>
          </table:table-cell>
          <table:table-cell table:formula="of:=SIN([.H35])" office:value-type="float" office:value="-0.974927912181824" calcext:value-type="float">
            <text:p>-0.974927912181824</text:p>
          </table:table-cell>
          <table:table-cell table:formula="of:=COS([.H35])" office:value-type="float" office:value="-0.222520933956315" calcext:value-type="float">
            <text:p>-0.222520933956315</text:p>
          </table:table-cell>
          <table:table-cell table:formula="of:=SIN([.J35])" office:value-type="float" office:value="-0.433883739117558" calcext:value-type="float">
            <text:p>-0.433883739117558</text:p>
          </table:table-cell>
          <table:table-cell table:formula="of:=COS([.J35])" office:value-type="float" office:value="-0.900968867902419" calcext:value-type="float">
            <text:p>-0.900968867902419</text:p>
          </table:table-cell>
          <table:table-cell table:formula="of:=SIN([.L35])" office:value-type="float" office:value="0.433883739117558" calcext:value-type="float">
            <text:p>0.433883739117558</text:p>
          </table:table-cell>
          <table:table-cell table:formula="of:=COS([.L35])" office:value-type="float" office:value="-0.900968867902419" calcext:value-type="float">
            <text:p>-0.9009688679024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6])" office:value-type="float" office:value="0" calcext:value-type="float">
            <text:p>0</text:p>
          </table:table-cell>
          <table:table-cell table:formula="of:=COS([.F36])" office:value-type="float" office:value="1" calcext:value-type="float">
            <text:p>1</text:p>
          </table:table-cell>
          <table:table-cell table:formula="of:=SIN([.H36])" office:value-type="float" office:value="0" calcext:value-type="float">
            <text:p>0</text:p>
          </table:table-cell>
          <table:table-cell table:formula="of:=COS([.H36])" office:value-type="float" office:value="1" calcext:value-type="float">
            <text:p>1</text:p>
          </table:table-cell>
          <table:table-cell table:formula="of:=SIN([.J36])" office:value-type="float" office:value="0" calcext:value-type="float">
            <text:p>0</text:p>
          </table:table-cell>
          <table:table-cell table:formula="of:=COS([.J36])" office:value-type="float" office:value="1" calcext:value-type="float">
            <text:p>1</text:p>
          </table:table-cell>
          <table:table-cell table:formula="of:=SIN([.L36])" office:value-type="float" office:value="0" calcext:value-type="float">
            <text:p>0</text:p>
          </table:table-cell>
          <table:table-cell table:formula="of:=COS([.L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ByGeom" table:style-name="ta1">
        <table:shapes>
          <draw:frame draw:z-index="0" draw:style-name="gr1" draw:text-style-name="P1" svg:width="15.999cm" svg:height="8.999cm" svg:x="0.158cm" svg:y="10.99cm">
            <draw:object draw:notify-on-update-of-ranges="ByGeom.A2:ByGeom.A16 ByGeom.C1:ByGeom.C1 ByGeom.C2:ByGeom.C1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7.126cm" svg:height="11.342cm" svg:x="14.097cm" svg:y="15.14cm">
            <draw:object draw:notify-on-update-of-ranges="ByGeom.F40:ByGeom.F47 ByGeom.G40:ByGeom.G47 ByGeom.H40:ByGeom.H47 ByGeom.I40:ByGeom.I47 ByGeom.J40:ByGeom.J47 ByGeom.K40:ByGeom.K4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WidFreq</text:p>
          </table:table-cell>
          <table:table-cell office:value-type="string" calcext:value-type="string">
            <text:p>Hz/Grid</text:p>
          </table:table-cell>
          <table:table-cell office:value-type="string" calcext:value-type="string">
            <text:p>NumGridVScr</text:p>
          </table:table-cell>
          <table:table-cell office:value-type="string" calcext:value-type="string">
            <text:p>RoundTripWidth</text:p>
          </table:table-cell>
          <table:table-cell table:number-columns-repeated="3"/>
          <table:table-cell office:value-type="string" calcext:value-type="string">
            <text:p>Parm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nit</text:p>
          </table:table-cell>
          <table:table-cell table:number-columns-repeated="6"/>
        </table:table-row>
        <table:table-row table:style-name="ro1">
          <table:table-cell table:formula="of:=[.A8]/10" office:value-type="float" office:value="12" calcext:value-type="float">
            <text:p>12</text:p>
          </table:table-cell>
          <table:table-cell table:formula="of:=[.B8]/10" office:value-type="float" office:value="1" calcext:value-type="float">
            <text:p>1</text:p>
          </table:table-cell>
          <table:table-cell table:formula="of:=[.C8]" office:value-type="float" office:value="12" calcext:value-type="float">
            <text:p>12.00</text:p>
          </table:table-cell>
          <table:table-cell table:formula="of:=[.B2]*[.C2]" office:value-type="float" office:value="12" calcext:value-type="float">
            <text:p>12</text:p>
          </table:table-cell>
          <table:table-cell table:number-columns-repeated="12"/>
        </table:table-row>
        <table:table-row table:style-name="ro1">
          <table:table-cell table:formula="of:=[.A9]/10" office:value-type="float" office:value="23.99999" calcext:value-type="float">
            <text:p>23.99999</text:p>
          </table:table-cell>
          <table:table-cell table:formula="of:=[.B9]/10" office:value-type="float" office:value="1" calcext:value-type="float">
            <text:p>1</text:p>
          </table:table-cell>
          <table:table-cell table:formula="of:=[.C9]" office:value-type="float" office:value="23.99999" calcext:value-type="float">
            <text:p>24.00</text:p>
          </table:table-cell>
          <table:table-cell table:formula="of:=[.B3]*[.C3]" office:value-type="float" office:value="23.99999" calcext:value-type="float">
            <text:p>23.99999</text:p>
          </table:table-cell>
          <table:table-cell table:number-columns-repeated="3"/>
          <table:table-cell office:value-type="string" calcext:value-type="string">
            <text:p>FreqWid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Hz</text:p>
          </table:table-cell>
          <table:table-cell table:number-columns-repeated="6"/>
        </table:table-row>
        <table:table-row table:style-name="ro1">
          <table:table-cell table:formula="of:=[.A10]/10" office:value-type="float" office:value="24" calcext:value-type="float">
            <text:p>24</text:p>
          </table:table-cell>
          <table:table-cell table:formula="of:=[.B10]/10" office:value-type="float" office:value="2" calcext:value-type="float">
            <text:p>2</text:p>
          </table:table-cell>
          <table:table-cell table:formula="of:=[.C10]" office:value-type="float" office:value="12" calcext:value-type="float">
            <text:p>12.00</text:p>
          </table:table-cell>
          <table:table-cell table:formula="of:=[.B4]*[.C4]"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GridBinne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Hz/grid</text:p>
          </table:table-cell>
          <table:table-cell table:number-columns-repeated="3"/>
        </table:table-row>
        <table:table-row table:style-name="ro1">
          <table:table-cell table:formula="of:=[.A11]/10" office:value-type="float" office:value="55.99999" calcext:value-type="float">
            <text:p>55.99999</text:p>
          </table:table-cell>
          <table:table-cell table:formula="of:=[.B11]/10" office:value-type="float" office:value="2" calcext:value-type="float">
            <text:p>2</text:p>
          </table:table-cell>
          <table:table-cell table:formula="of:=[.C11]" office:value-type="float" office:value="27.999995" calcext:value-type="float">
            <text:p>28.00</text:p>
          </table:table-cell>
          <table:table-cell table:formula="of:=[.B5]*[.C5]" office:value-type="float" office:value="55.99999" calcext:value-type="float">
            <text:p>55.99999</text:p>
          </table:table-cell>
          <table:table-cell table:number-columns-repeated="3"/>
          <table:table-cell office:value-type="string" calcext:value-type="string">
            <text:p>GridCount</text:p>
          </table:table-cell>
          <table:table-cell table:formula="of:=[.$I3]/[.I4]" office:value-type="float" office:value="60" calcext:value-type="float">
            <text:p>60</text:p>
          </table:table-cell>
          <table:table-cell table:formula="of:=[.$I3]/[.J4]" office:value-type="float" office:value="30" calcext:value-type="float">
            <text:p>30</text:p>
          </table:table-cell>
          <table:table-cell table:formula="of:=[.$I3]/[.K4]" office:value-type="float" office:value="12" calcext:value-type="float">
            <text:p>12</text:p>
          </table:table-cell>
          <table:table-cell table:formula="of:=[.$I3]/[.L4]" office:value-type="float" office:value="6" calcext:value-type="float">
            <text:p>6</text:p>
          </table:table-cell>
          <table:table-cell office:value-type="string" calcext:value-type="string">
            <text:p>Grid/Scr</text:p>
          </table:table-cell>
          <table:table-cell table:style-name="ce1" table:number-columns-repeated="3"/>
        </table:table-row>
        <table:table-row table:style-name="ro1">
          <table:table-cell table:formula="of:=[.A12]/10" office:value-type="float" office:value="60" calcext:value-type="float">
            <text:p>60</text:p>
          </table:table-cell>
          <table:table-cell table:formula="of:=[.B12]/10" office:value-type="float" office:value="5" calcext:value-type="float">
            <text:p>5</text:p>
          </table:table-cell>
          <table:table-cell table:formula="of:=[.C12]" office:value-type="float" office:value="12" calcext:value-type="float">
            <text:p>12.00</text:p>
          </table:table-cell>
          <table:table-cell table:formula="of:=[.B6]*[.C6]" office:value-type="float" office:value="60" calcext:value-type="float">
            <text:p>60</text:p>
          </table:table-cell>
          <table:table-cell table:number-columns-repeated="12"/>
        </table:table-row>
        <table:table-row table:style-name="ro1">
          <table:table-cell table:formula="of:=[.A13]/10" office:value-type="float" office:value="119.99999" calcext:value-type="float">
            <text:p>119.99999</text:p>
          </table:table-cell>
          <table:table-cell table:formula="of:=[.B13]/10" office:value-type="float" office:value="5" calcext:value-type="float">
            <text:p>5</text:p>
          </table:table-cell>
          <table:table-cell table:formula="of:=[.C13]" office:value-type="float" office:value="23.999998" calcext:value-type="float">
            <text:p>24.00</text:p>
          </table:table-cell>
          <table:table-cell table:formula="of:=[.B7]*[.C7]" office:value-type="float" office:value="119.99999" calcext:value-type="float">
            <text:p>119.99999</text:p>
          </table:table-cell>
          <table:table-cell table:number-columns-repeated="12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.00</text:p>
          </table:table-cell>
          <table:table-cell table:formula="of:=[.B8]*[.C8]" office:value-type="float" office:value="120" calcext:value-type="float">
            <text:p>120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239.9999" calcext:value-type="float">
            <text:p>239.9999</text:p>
          </table:table-cell>
          <table:table-cell office:value-type="float" office:value="10" calcext:value-type="float">
            <text:p>10</text:p>
          </table:table-cell>
          <table:table-cell office:value-type="float" office:value="23.99999" calcext:value-type="float">
            <text:p>24.00</text:p>
          </table:table-cell>
          <table:table-cell table:formula="of:=[.B9]*[.C9]" office:value-type="float" office:value="239.9999" calcext:value-type="float">
            <text:p>239.9999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.00</text:p>
          </table:table-cell>
          <table:table-cell table:formula="of:=[.B10]*[.C10]" office:value-type="float" office:value="240" calcext:value-type="float">
            <text:p>240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559.9999" calcext:value-type="float">
            <text:p>559.9999</text:p>
          </table:table-cell>
          <table:table-cell office:value-type="float" office:value="20" calcext:value-type="float">
            <text:p>20</text:p>
          </table:table-cell>
          <table:table-cell office:value-type="float" office:value="27.999995" calcext:value-type="float">
            <text:p>28.00</text:p>
          </table:table-cell>
          <table:table-cell table:formula="of:=[.B11]*[.C11]" office:value-type="float" office:value="559.9999" calcext:value-type="float">
            <text:p>559.9999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.00</text:p>
          </table:table-cell>
          <table:table-cell table:formula="of:=[.B12]*[.C12]" office:value-type="float" office:value="600" calcext:value-type="float">
            <text:p>600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office:value-type="float" office:value="1199.9999" calcext:value-type="float">
            <text:p>1199.9999</text:p>
          </table:table-cell>
          <table:table-cell office:value-type="float" office:value="50" calcext:value-type="float">
            <text:p>50</text:p>
          </table:table-cell>
          <table:table-cell office:value-type="float" office:value="23.999998" calcext:value-type="float">
            <text:p>24.00</text:p>
          </table:table-cell>
          <table:table-cell table:formula="of:=[.B13]*[.C13]" office:value-type="float" office:value="1199.9999" calcext:value-type="float">
            <text:p>1199.9999</text:p>
          </table:table-cell>
          <table:table-cell office:value-type="string" calcext:value-type="string">
            <text:p>X</text:p>
          </table:table-cell>
          <table:table-cell table:number-columns-repeated="11"/>
        </table:table-row>
        <table:table-row table:style-name="ro1">
          <table:table-cell table:formula="of:=[.A8]*10" office:value-type="float" office:value="1200" calcext:value-type="float">
            <text:p>1200</text:p>
          </table:table-cell>
          <table:table-cell table:formula="of:=[.B8]*10" office:value-type="float" office:value="100" calcext:value-type="float">
            <text:p>100</text:p>
          </table:table-cell>
          <table:table-cell table:formula="of:=[.C8]" office:value-type="float" office:value="12" calcext:value-type="float">
            <text:p>12.00</text:p>
          </table:table-cell>
          <table:table-cell table:formula="of:=[.B14]*[.C14]" office:value-type="float" office:value="1200" calcext:value-type="float">
            <text:p>1200</text:p>
          </table:table-cell>
          <table:table-cell table:number-columns-repeated="12"/>
        </table:table-row>
        <table:table-row table:style-name="ro1">
          <table:table-cell table:formula="of:=[.A9]*10" office:value-type="float" office:value="2399.999" calcext:value-type="float">
            <text:p>2399.999</text:p>
          </table:table-cell>
          <table:table-cell table:formula="of:=[.B9]*10" office:value-type="float" office:value="100" calcext:value-type="float">
            <text:p>100</text:p>
          </table:table-cell>
          <table:table-cell table:formula="of:=[.C9]" office:value-type="float" office:value="23.99999" calcext:value-type="float">
            <text:p>24.00</text:p>
          </table:table-cell>
          <table:table-cell table:formula="of:=[.B15]*[.C15]" office:value-type="float" office:value="2399.999" calcext:value-type="float">
            <text:p>2399.999</text:p>
          </table:table-cell>
          <table:table-cell table:number-columns-repeated="12"/>
        </table:table-row>
        <table:table-row table:style-name="ro1">
          <table:table-cell table:formula="of:=[.A10]*10" office:value-type="float" office:value="2400" calcext:value-type="float">
            <text:p>2400</text:p>
          </table:table-cell>
          <table:table-cell table:formula="of:=[.B10]*10" office:value-type="float" office:value="200" calcext:value-type="float">
            <text:p>200</text:p>
          </table:table-cell>
          <table:table-cell table:formula="of:=[.C10]" office:value-type="float" office:value="12" calcext:value-type="float">
            <text:p>12.00</text:p>
          </table:table-cell>
          <table:table-cell table:formula="of:=[.B16]*[.C16]" office:value-type="float" office:value="2400" calcext:value-type="float">
            <text:p>2400</text:p>
          </table:table-cell>
          <table:table-cell table:number-columns-repeated="12"/>
        </table:table-row>
        <table:table-row table:style-name="ro1">
          <table:table-cell table:formula="of:=[.A11]*10" office:value-type="float" office:value="5599.999" calcext:value-type="float">
            <text:p>5599.999</text:p>
          </table:table-cell>
          <table:table-cell table:formula="of:=[.B11]*10" office:value-type="float" office:value="200" calcext:value-type="float">
            <text:p>200</text:p>
          </table:table-cell>
          <table:table-cell table:formula="of:=[.C11]" office:value-type="float" office:value="27.999995" calcext:value-type="float">
            <text:p>28.00</text:p>
          </table:table-cell>
          <table:table-cell table:formula="of:=[.B17]*[.C17]" office:value-type="float" office:value="5599.999" calcext:value-type="float">
            <text:p>5599.999</text:p>
          </table:table-cell>
          <table:table-cell table:number-columns-repeated="12"/>
        </table:table-row>
        <table:table-row table:style-name="ro1">
          <table:table-cell table:formula="of:=[.A12]*10" office:value-type="float" office:value="6000" calcext:value-type="float">
            <text:p>6000</text:p>
          </table:table-cell>
          <table:table-cell table:formula="of:=[.B12]*10" office:value-type="float" office:value="500" calcext:value-type="float">
            <text:p>500</text:p>
          </table:table-cell>
          <table:table-cell table:formula="of:=[.C12]" office:value-type="float" office:value="12" calcext:value-type="float">
            <text:p>12.00</text:p>
          </table:table-cell>
          <table:table-cell table:formula="of:=[.B18]*[.C18]" office:value-type="float" office:value="6000" calcext:value-type="float">
            <text:p>6000</text:p>
          </table:table-cell>
          <table:table-cell table:number-columns-repeated="11"/>
          <table:table-cell table:formula="of:=56*LOG(2)/LOG(10)" office:value-type="float" office:value="16.8576797571829" calcext:value-type="float">
            <text:p>16.8576797571829</text:p>
          </table:table-cell>
        </table:table-row>
        <table:table-row table:style-name="ro1">
          <table:table-cell table:formula="of:=[.A13]*10" office:value-type="float" office:value="11999.999" calcext:value-type="float">
            <text:p>11999.999</text:p>
          </table:table-cell>
          <table:table-cell table:formula="of:=[.B13]*10" office:value-type="float" office:value="500" calcext:value-type="float">
            <text:p>500</text:p>
          </table:table-cell>
          <table:table-cell table:formula="of:=[.C13]" office:value-type="float" office:value="23.999998" calcext:value-type="float">
            <text:p>24.00</text:p>
          </table:table-cell>
          <table:table-cell table:formula="of:=[.B19]*[.C19]" office:value-type="float" office:value="11999.999" calcext:value-type="float">
            <text:p>11999.999</text:p>
          </table:table-cell>
          <table:table-cell table:number-columns-repeated="12"/>
        </table:table-row>
        <table:table-row table:style-name="ro1">
          <table:table-cell table:formula="of:=[.A14]*10" office:value-type="float" office:value="12000" calcext:value-type="float">
            <text:p>12000</text:p>
          </table:table-cell>
          <table:table-cell table:formula="of:=[.B14]*10" office:value-type="float" office:value="1000" calcext:value-type="float">
            <text:p>1000</text:p>
          </table:table-cell>
          <table:table-cell table:formula="of:=[.C14]" office:value-type="float" office:value="12" calcext:value-type="float">
            <text:p>12.00</text:p>
          </table:table-cell>
          <table:table-cell table:formula="of:=[.B20]*[.C20]" office:value-type="float" office:value="12000" calcext:value-type="float">
            <text:p>1200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table:number-columns-repeated="5"/>
          <table:table-cell table:formula="of:=[.F21]/[.F22]" office:value-type="float" office:value="2.33333333333333" calcext:value-type="float">
            <text:p>2.33333333333333</text:p>
          </table:table-cell>
          <table:table-cell table:formula="of:=[.G21]/[.G22]" office:value-type="float" office:value="2.33333333333333" calcext:value-type="float">
            <text:p>2.33333333333333</text:p>
          </table:table-cell>
          <table:table-cell table:number-columns-repeated="9"/>
        </table:table-row>
        <table:table-row table:style-name="ro1" table:number-rows-repeated="3">
          <table:table-cell table:number-columns-repeated="16"/>
        </table:table-row>
        <table:table-row table:style-name="ro1">
          <table:table-cell/>
          <table:table-cell office:value-type="string" calcext:value-type="string">
            <text:p>Rate</text:p>
          </table:table-cell>
          <table:table-cell table:number-columns-repeated="3"/>
          <table:table-cell office:value-type="string" calcext:value-type="string">
            <text:p>Circle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.0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MOD([.$A29]*[.B$28];7)" office:value-type="float" office:value="0" calcext:value-type="float">
            <text:p>0</text:p>
          </table:table-cell>
          <table:table-cell table:style-name="Default" table:formula="of:=MOD([.$A29]*[.C$28];7)" office:value-type="float" office:value="0" calcext:value-type="float">
            <text:p>0</text:p>
          </table:table-cell>
          <table:table-cell table:formula="of:=MOD([.$A29]*[.D$28];7)" office:value-type="float" office:value="0" calcext:value-type="float">
            <text:p>0</text:p>
          </table:table-cell>
          <table:table-cell table:formula="of:=MOD([.$A29]*[.E$28];7)" office:value-type="float" office:value="0" calcext:value-type="float">
            <text:p>0</text:p>
          </table:table-cell>
          <table:table-cell table:formula="of:=[.B29]*2*PI()/7" office:value-type="float" office:value="0" calcext:value-type="float">
            <text:p>0</text:p>
          </table:table-cell>
          <table:table-cell/>
          <table:table-cell table:formula="of:=[.C29]*2*PI()/7" office:value-type="float" office:value="0" calcext:value-type="float">
            <text:p>0</text:p>
          </table:table-cell>
          <table:table-cell/>
          <table:table-cell table:formula="of:=[.D29]*2*PI()/7" office:value-type="float" office:value="0" calcext:value-type="float">
            <text:p>0</text:p>
          </table:table-cell>
          <table:table-cell/>
          <table:table-cell table:formula="of:=[.E29]*2*PI()/7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MOD([.$A30]*[.B$28];7)" office:value-type="float" office:value="1" calcext:value-type="float">
            <text:p>1</text:p>
          </table:table-cell>
          <table:table-cell table:style-name="Default" table:formula="of:=MOD([.$A30]*[.C$28];7)" office:value-type="float" office:value="2" calcext:value-type="float">
            <text:p>2</text:p>
          </table:table-cell>
          <table:table-cell table:formula="of:=MOD([.$A30]*[.D$28];7)" office:value-type="float" office:value="3" calcext:value-type="float">
            <text:p>3</text:p>
          </table:table-cell>
          <table:table-cell table:formula="of:=MOD([.$A30]*[.E$28];7)" office:value-type="float" office:value="4" calcext:value-type="float">
            <text:p>4</text:p>
          </table:table-cell>
          <table:table-cell table:formula="of:=[.B30]*2*PI()/7" office:value-type="float" office:value="0.897597901025655" calcext:value-type="float">
            <text:p>0.897597901025655</text:p>
          </table:table-cell>
          <table:table-cell/>
          <table:table-cell table:formula="of:=[.C30]*2*PI()/7" office:value-type="float" office:value="1.79519580205131" calcext:value-type="float">
            <text:p>1.79519580205131</text:p>
          </table:table-cell>
          <table:table-cell/>
          <table:table-cell table:formula="of:=[.D30]*2*PI()/7" office:value-type="float" office:value="2.69279370307697" calcext:value-type="float">
            <text:p>2.69279370307697</text:p>
          </table:table-cell>
          <table:table-cell/>
          <table:table-cell table:formula="of:=[.E30]*2*PI()/7" office:value-type="float" office:value="3.59039160410262" calcext:value-type="float">
            <text:p>3.59039160410262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MOD([.$A31]*[.B$28];7)" office:value-type="float" office:value="2" calcext:value-type="float">
            <text:p>2</text:p>
          </table:table-cell>
          <table:table-cell table:style-name="Default" table:formula="of:=MOD([.$A31]*[.C$28];7)" office:value-type="float" office:value="4" calcext:value-type="float">
            <text:p>4</text:p>
          </table:table-cell>
          <table:table-cell table:formula="of:=MOD([.$A31]*[.D$28];7)" office:value-type="float" office:value="6" calcext:value-type="float">
            <text:p>6</text:p>
          </table:table-cell>
          <table:table-cell table:formula="of:=MOD([.$A31]*[.E$28];7)" office:value-type="float" office:value="1" calcext:value-type="float">
            <text:p>1</text:p>
          </table:table-cell>
          <table:table-cell table:formula="of:=[.B31]*2*PI()/7" office:value-type="float" office:value="1.79519580205131" calcext:value-type="float">
            <text:p>1.79519580205131</text:p>
          </table:table-cell>
          <table:table-cell/>
          <table:table-cell table:formula="of:=[.C31]*2*PI()/7" office:value-type="float" office:value="3.59039160410262" calcext:value-type="float">
            <text:p>3.59039160410262</text:p>
          </table:table-cell>
          <table:table-cell/>
          <table:table-cell table:formula="of:=[.D31]*2*PI()/7" office:value-type="float" office:value="5.38558740615393" calcext:value-type="float">
            <text:p>5.38558740615393</text:p>
          </table:table-cell>
          <table:table-cell/>
          <table:table-cell table:formula="of:=[.E31]*2*PI()/7" office:value-type="float" office:value="0.897597901025655" calcext:value-type="float">
            <text:p>0.897597901025655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MOD([.$A32]*[.B$28];7)" office:value-type="float" office:value="3" calcext:value-type="float">
            <text:p>3</text:p>
          </table:table-cell>
          <table:table-cell table:style-name="Default" table:formula="of:=MOD([.$A32]*[.C$28];7)" office:value-type="float" office:value="6" calcext:value-type="float">
            <text:p>6</text:p>
          </table:table-cell>
          <table:table-cell table:formula="of:=MOD([.$A32]*[.D$28];7)" office:value-type="float" office:value="2" calcext:value-type="float">
            <text:p>2</text:p>
          </table:table-cell>
          <table:table-cell table:formula="of:=MOD([.$A32]*[.E$28];7)" office:value-type="float" office:value="5" calcext:value-type="float">
            <text:p>5</text:p>
          </table:table-cell>
          <table:table-cell table:formula="of:=[.B32]*2*PI()/7" office:value-type="float" office:value="2.69279370307697" calcext:value-type="float">
            <text:p>2.69279370307697</text:p>
          </table:table-cell>
          <table:table-cell/>
          <table:table-cell table:formula="of:=[.C32]*2*PI()/7" office:value-type="float" office:value="5.38558740615393" calcext:value-type="float">
            <text:p>5.38558740615393</text:p>
          </table:table-cell>
          <table:table-cell/>
          <table:table-cell table:formula="of:=[.D32]*2*PI()/7" office:value-type="float" office:value="1.79519580205131" calcext:value-type="float">
            <text:p>1.79519580205131</text:p>
          </table:table-cell>
          <table:table-cell/>
          <table:table-cell table:formula="of:=[.E32]*2*PI()/7" office:value-type="float" office:value="4.48798950512828" calcext:value-type="float">
            <text:p>4.48798950512828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MOD([.$A33]*[.B$28];7)" office:value-type="float" office:value="4" calcext:value-type="float">
            <text:p>4</text:p>
          </table:table-cell>
          <table:table-cell table:style-name="Default" table:formula="of:=MOD([.$A33]*[.C$28];7)" office:value-type="float" office:value="1" calcext:value-type="float">
            <text:p>1</text:p>
          </table:table-cell>
          <table:table-cell table:formula="of:=MOD([.$A33]*[.D$28];7)" office:value-type="float" office:value="5" calcext:value-type="float">
            <text:p>5</text:p>
          </table:table-cell>
          <table:table-cell table:formula="of:=MOD([.$A33]*[.E$28];7)" office:value-type="float" office:value="2" calcext:value-type="float">
            <text:p>2</text:p>
          </table:table-cell>
          <table:table-cell table:formula="of:=[.B33]*2*PI()/7" office:value-type="float" office:value="3.59039160410262" calcext:value-type="float">
            <text:p>3.59039160410262</text:p>
          </table:table-cell>
          <table:table-cell/>
          <table:table-cell table:formula="of:=[.C33]*2*PI()/7" office:value-type="float" office:value="0.897597901025655" calcext:value-type="float">
            <text:p>0.897597901025655</text:p>
          </table:table-cell>
          <table:table-cell/>
          <table:table-cell table:formula="of:=[.D33]*2*PI()/7" office:value-type="float" office:value="4.48798950512828" calcext:value-type="float">
            <text:p>4.48798950512828</text:p>
          </table:table-cell>
          <table:table-cell/>
          <table:table-cell table:formula="of:=[.E33]*2*PI()/7" office:value-type="float" office:value="1.79519580205131" calcext:value-type="float">
            <text:p>1.7951958020513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MOD([.$A34]*[.B$28];7)" office:value-type="float" office:value="5" calcext:value-type="float">
            <text:p>5</text:p>
          </table:table-cell>
          <table:table-cell table:style-name="Default" table:formula="of:=MOD([.$A34]*[.C$28];7)" office:value-type="float" office:value="3" calcext:value-type="float">
            <text:p>3</text:p>
          </table:table-cell>
          <table:table-cell table:formula="of:=MOD([.$A34]*[.D$28];7)" office:value-type="float" office:value="1" calcext:value-type="float">
            <text:p>1</text:p>
          </table:table-cell>
          <table:table-cell table:formula="of:=MOD([.$A34]*[.E$28];7)" office:value-type="float" office:value="6" calcext:value-type="float">
            <text:p>6</text:p>
          </table:table-cell>
          <table:table-cell table:formula="of:=[.B34]*2*PI()/7" office:value-type="float" office:value="4.48798950512828" calcext:value-type="float">
            <text:p>4.48798950512828</text:p>
          </table:table-cell>
          <table:table-cell/>
          <table:table-cell table:formula="of:=[.C34]*2*PI()/7" office:value-type="float" office:value="2.69279370307697" calcext:value-type="float">
            <text:p>2.69279370307697</text:p>
          </table:table-cell>
          <table:table-cell/>
          <table:table-cell table:formula="of:=[.D34]*2*PI()/7" office:value-type="float" office:value="0.897597901025655" calcext:value-type="float">
            <text:p>0.897597901025655</text:p>
          </table:table-cell>
          <table:table-cell/>
          <table:table-cell table:formula="of:=[.E34]*2*PI()/7" office:value-type="float" office:value="5.38558740615393" calcext:value-type="float">
            <text:p>5.38558740615393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MOD([.$A35]*[.B$28];7)" office:value-type="float" office:value="6" calcext:value-type="float">
            <text:p>6</text:p>
          </table:table-cell>
          <table:table-cell table:style-name="Default" table:formula="of:=MOD([.$A35]*[.C$28];7)" office:value-type="float" office:value="5" calcext:value-type="float">
            <text:p>5</text:p>
          </table:table-cell>
          <table:table-cell table:formula="of:=MOD([.$A35]*[.D$28];7)" office:value-type="float" office:value="4" calcext:value-type="float">
            <text:p>4</text:p>
          </table:table-cell>
          <table:table-cell table:formula="of:=MOD([.$A35]*[.E$28];7)" office:value-type="float" office:value="3" calcext:value-type="float">
            <text:p>3</text:p>
          </table:table-cell>
          <table:table-cell table:formula="of:=[.B35]*2*PI()/7" office:value-type="float" office:value="5.38558740615393" calcext:value-type="float">
            <text:p>5.38558740615393</text:p>
          </table:table-cell>
          <table:table-cell/>
          <table:table-cell table:formula="of:=[.C35]*2*PI()/7" office:value-type="float" office:value="4.48798950512828" calcext:value-type="float">
            <text:p>4.48798950512828</text:p>
          </table:table-cell>
          <table:table-cell/>
          <table:table-cell table:formula="of:=[.D35]*2*PI()/7" office:value-type="float" office:value="3.59039160410262" calcext:value-type="float">
            <text:p>3.59039160410262</text:p>
          </table:table-cell>
          <table:table-cell/>
          <table:table-cell table:formula="of:=[.E35]*2*PI()/7" office:value-type="float" office:value="2.69279370307697" calcext:value-type="float">
            <text:p>2.69279370307697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MOD([.$A36]*[.B$28];7)" office:value-type="float" office:value="0" calcext:value-type="float">
            <text:p>0</text:p>
          </table:table-cell>
          <table:table-cell table:style-name="Default" table:formula="of:=MOD([.$A36]*[.C$28];7)" office:value-type="float" office:value="0" calcext:value-type="float">
            <text:p>0</text:p>
          </table:table-cell>
          <table:table-cell table:formula="of:=MOD([.$A36]*[.D$28];7)" office:value-type="float" office:value="0" calcext:value-type="float">
            <text:p>0</text:p>
          </table:table-cell>
          <table:table-cell table:formula="of:=MOD([.$A36]*[.E$28];7)" office:value-type="float" office:value="0" calcext:value-type="float">
            <text:p>0</text:p>
          </table:table-cell>
          <table:table-cell table:formula="of:=[.B36]*2*PI()/7" office:value-type="float" office:value="0" calcext:value-type="float">
            <text:p>0</text:p>
          </table:table-cell>
          <table:table-cell/>
          <table:table-cell table:formula="of:=[.C36]*2*PI()/7" office:value-type="float" office:value="0" calcext:value-type="float">
            <text:p>0</text:p>
          </table:table-cell>
          <table:table-cell/>
          <table:table-cell table:formula="of:=[.D36]*2*PI()/7" office:value-type="float" office:value="0" calcext:value-type="float">
            <text:p>0</text:p>
          </table:table-cell>
          <table:table-cell/>
          <table:table-cell table:formula="of:=[.E36]*2*PI()/7" office:value-type="float" office:value="0" calcext:value-type="float">
            <text:p>0</text:p>
          </table:table-cell>
          <table:table-cell table:number-columns-repeated="4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5"/>
          <table:table-cell table:formula="of:=SIN([.F29])" office:value-type="float" office:value="0" calcext:value-type="float">
            <text:p>0</text:p>
          </table:table-cell>
          <table:table-cell table:formula="of:=COS([.F29])" office:value-type="float" office:value="1" calcext:value-type="float">
            <text:p>1</text:p>
          </table:table-cell>
          <table:table-cell table:formula="of:=SIN([.H29])" office:value-type="float" office:value="0" calcext:value-type="float">
            <text:p>0</text:p>
          </table:table-cell>
          <table:table-cell table:formula="of:=COS([.H29])" office:value-type="float" office:value="1" calcext:value-type="float">
            <text:p>1</text:p>
          </table:table-cell>
          <table:table-cell table:formula="of:=SIN([.J29])" office:value-type="float" office:value="0" calcext:value-type="float">
            <text:p>0</text:p>
          </table:table-cell>
          <table:table-cell table:formula="of:=COS([.J29])" office:value-type="float" office:value="1" calcext:value-type="float">
            <text:p>1</text:p>
          </table:table-cell>
          <table:table-cell table:formula="of:=SIN([.L29])" office:value-type="float" office:value="0" calcext:value-type="float">
            <text:p>0</text:p>
          </table:table-cell>
          <table:table-cell table:formula="of:=COS([.L29]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0])" office:value-type="float" office:value="0.78183148246803" calcext:value-type="float">
            <text:p>0.78183148246803</text:p>
          </table:table-cell>
          <table:table-cell table:formula="of:=COS([.F30])" office:value-type="float" office:value="0.623489801858734" calcext:value-type="float">
            <text:p>0.623489801858734</text:p>
          </table:table-cell>
          <table:table-cell table:formula="of:=SIN([.H30])" office:value-type="float" office:value="0.974927912181824" calcext:value-type="float">
            <text:p>0.974927912181824</text:p>
          </table:table-cell>
          <table:table-cell table:formula="of:=COS([.H30])" office:value-type="float" office:value="-0.222520933956314" calcext:value-type="float">
            <text:p>-0.222520933956314</text:p>
          </table:table-cell>
          <table:table-cell table:formula="of:=SIN([.J30])" office:value-type="float" office:value="0.433883739117558" calcext:value-type="float">
            <text:p>0.433883739117558</text:p>
          </table:table-cell>
          <table:table-cell table:formula="of:=COS([.J30])" office:value-type="float" office:value="-0.900968867902419" calcext:value-type="float">
            <text:p>-0.900968867902419</text:p>
          </table:table-cell>
          <table:table-cell table:formula="of:=SIN([.L30])" office:value-type="float" office:value="-0.433883739117558" calcext:value-type="float">
            <text:p>-0.433883739117558</text:p>
          </table:table-cell>
          <table:table-cell table:formula="of:=COS([.L30])" office:value-type="float" office:value="-0.900968867902419" calcext:value-type="float">
            <text:p>-0.9009688679024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1])" office:value-type="float" office:value="0.974927912181824" calcext:value-type="float">
            <text:p>0.974927912181824</text:p>
          </table:table-cell>
          <table:table-cell table:formula="of:=COS([.F31])" office:value-type="float" office:value="-0.222520933956314" calcext:value-type="float">
            <text:p>-0.222520933956314</text:p>
          </table:table-cell>
          <table:table-cell table:formula="of:=SIN([.H31])" office:value-type="float" office:value="-0.433883739117558" calcext:value-type="float">
            <text:p>-0.433883739117558</text:p>
          </table:table-cell>
          <table:table-cell table:formula="of:=COS([.H31])" office:value-type="float" office:value="-0.900968867902419" calcext:value-type="float">
            <text:p>-0.900968867902419</text:p>
          </table:table-cell>
          <table:table-cell table:formula="of:=SIN([.J31])" office:value-type="float" office:value="-0.78183148246803" calcext:value-type="float">
            <text:p>-0.78183148246803</text:p>
          </table:table-cell>
          <table:table-cell table:formula="of:=COS([.J31])" office:value-type="float" office:value="0.623489801858733" calcext:value-type="float">
            <text:p>0.623489801858733</text:p>
          </table:table-cell>
          <table:table-cell table:formula="of:=SIN([.L31])" office:value-type="float" office:value="0.78183148246803" calcext:value-type="float">
            <text:p>0.78183148246803</text:p>
          </table:table-cell>
          <table:table-cell table:formula="of:=COS([.L31])" office:value-type="float" office:value="0.623489801858734" calcext:value-type="float">
            <text:p>0.623489801858734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2])" office:value-type="float" office:value="0.433883739117558" calcext:value-type="float">
            <text:p>0.433883739117558</text:p>
          </table:table-cell>
          <table:table-cell table:formula="of:=COS([.F32])" office:value-type="float" office:value="-0.900968867902419" calcext:value-type="float">
            <text:p>-0.900968867902419</text:p>
          </table:table-cell>
          <table:table-cell table:formula="of:=SIN([.H32])" office:value-type="float" office:value="-0.78183148246803" calcext:value-type="float">
            <text:p>-0.78183148246803</text:p>
          </table:table-cell>
          <table:table-cell table:formula="of:=COS([.H32])" office:value-type="float" office:value="0.623489801858733" calcext:value-type="float">
            <text:p>0.623489801858733</text:p>
          </table:table-cell>
          <table:table-cell table:formula="of:=SIN([.J32])" office:value-type="float" office:value="0.974927912181824" calcext:value-type="float">
            <text:p>0.974927912181824</text:p>
          </table:table-cell>
          <table:table-cell table:formula="of:=COS([.J32])" office:value-type="float" office:value="-0.222520933956314" calcext:value-type="float">
            <text:p>-0.222520933956314</text:p>
          </table:table-cell>
          <table:table-cell table:formula="of:=SIN([.L32])" office:value-type="float" office:value="-0.974927912181824" calcext:value-type="float">
            <text:p>-0.974927912181824</text:p>
          </table:table-cell>
          <table:table-cell table:formula="of:=COS([.L32])" office:value-type="float" office:value="-0.222520933956315" calcext:value-type="float">
            <text:p>-0.222520933956315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3])" office:value-type="float" office:value="-0.433883739117558" calcext:value-type="float">
            <text:p>-0.433883739117558</text:p>
          </table:table-cell>
          <table:table-cell table:formula="of:=COS([.F33])" office:value-type="float" office:value="-0.900968867902419" calcext:value-type="float">
            <text:p>-0.900968867902419</text:p>
          </table:table-cell>
          <table:table-cell table:formula="of:=SIN([.H33])" office:value-type="float" office:value="0.78183148246803" calcext:value-type="float">
            <text:p>0.78183148246803</text:p>
          </table:table-cell>
          <table:table-cell table:formula="of:=COS([.H33])" office:value-type="float" office:value="0.623489801858734" calcext:value-type="float">
            <text:p>0.623489801858734</text:p>
          </table:table-cell>
          <table:table-cell table:formula="of:=SIN([.J33])" office:value-type="float" office:value="-0.974927912181824" calcext:value-type="float">
            <text:p>-0.974927912181824</text:p>
          </table:table-cell>
          <table:table-cell table:formula="of:=COS([.J33])" office:value-type="float" office:value="-0.222520933956315" calcext:value-type="float">
            <text:p>-0.222520933956315</text:p>
          </table:table-cell>
          <table:table-cell table:formula="of:=SIN([.L33])" office:value-type="float" office:value="0.974927912181824" calcext:value-type="float">
            <text:p>0.974927912181824</text:p>
          </table:table-cell>
          <table:table-cell table:formula="of:=COS([.L33])" office:value-type="float" office:value="-0.222520933956314" calcext:value-type="float">
            <text:p>-0.222520933956314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4])" office:value-type="float" office:value="-0.974927912181824" calcext:value-type="float">
            <text:p>-0.974927912181824</text:p>
          </table:table-cell>
          <table:table-cell table:formula="of:=COS([.F34])" office:value-type="float" office:value="-0.222520933956315" calcext:value-type="float">
            <text:p>-0.222520933956315</text:p>
          </table:table-cell>
          <table:table-cell table:formula="of:=SIN([.H34])" office:value-type="float" office:value="0.433883739117558" calcext:value-type="float">
            <text:p>0.433883739117558</text:p>
          </table:table-cell>
          <table:table-cell table:formula="of:=COS([.H34])" office:value-type="float" office:value="-0.900968867902419" calcext:value-type="float">
            <text:p>-0.900968867902419</text:p>
          </table:table-cell>
          <table:table-cell table:formula="of:=SIN([.J34])" office:value-type="float" office:value="0.78183148246803" calcext:value-type="float">
            <text:p>0.78183148246803</text:p>
          </table:table-cell>
          <table:table-cell table:formula="of:=COS([.J34])" office:value-type="float" office:value="0.623489801858734" calcext:value-type="float">
            <text:p>0.623489801858734</text:p>
          </table:table-cell>
          <table:table-cell table:formula="of:=SIN([.L34])" office:value-type="float" office:value="-0.78183148246803" calcext:value-type="float">
            <text:p>-0.78183148246803</text:p>
          </table:table-cell>
          <table:table-cell table:formula="of:=COS([.L34])" office:value-type="float" office:value="0.623489801858733" calcext:value-type="float">
            <text:p>0.623489801858733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5])" office:value-type="float" office:value="-0.78183148246803" calcext:value-type="float">
            <text:p>-0.78183148246803</text:p>
          </table:table-cell>
          <table:table-cell table:formula="of:=COS([.F35])" office:value-type="float" office:value="0.623489801858733" calcext:value-type="float">
            <text:p>0.623489801858733</text:p>
          </table:table-cell>
          <table:table-cell table:formula="of:=SIN([.H35])" office:value-type="float" office:value="-0.974927912181824" calcext:value-type="float">
            <text:p>-0.974927912181824</text:p>
          </table:table-cell>
          <table:table-cell table:formula="of:=COS([.H35])" office:value-type="float" office:value="-0.222520933956315" calcext:value-type="float">
            <text:p>-0.222520933956315</text:p>
          </table:table-cell>
          <table:table-cell table:formula="of:=SIN([.J35])" office:value-type="float" office:value="-0.433883739117558" calcext:value-type="float">
            <text:p>-0.433883739117558</text:p>
          </table:table-cell>
          <table:table-cell table:formula="of:=COS([.J35])" office:value-type="float" office:value="-0.900968867902419" calcext:value-type="float">
            <text:p>-0.900968867902419</text:p>
          </table:table-cell>
          <table:table-cell table:formula="of:=SIN([.L35])" office:value-type="float" office:value="0.433883739117558" calcext:value-type="float">
            <text:p>0.433883739117558</text:p>
          </table:table-cell>
          <table:table-cell table:formula="of:=COS([.L35])" office:value-type="float" office:value="-0.900968867902419" calcext:value-type="float">
            <text:p>-0.900968867902419</text:p>
          </table:table-cell>
          <table:table-cell table:number-columns-repeated="3"/>
        </table:table-row>
        <table:table-row table:style-name="ro1">
          <table:table-cell table:number-columns-repeated="5"/>
          <table:table-cell table:formula="of:=SIN([.F36])" office:value-type="float" office:value="0" calcext:value-type="float">
            <text:p>0</text:p>
          </table:table-cell>
          <table:table-cell table:formula="of:=COS([.F36])" office:value-type="float" office:value="1" calcext:value-type="float">
            <text:p>1</text:p>
          </table:table-cell>
          <table:table-cell table:formula="of:=SIN([.H36])" office:value-type="float" office:value="0" calcext:value-type="float">
            <text:p>0</text:p>
          </table:table-cell>
          <table:table-cell table:formula="of:=COS([.H36])" office:value-type="float" office:value="1" calcext:value-type="float">
            <text:p>1</text:p>
          </table:table-cell>
          <table:table-cell table:formula="of:=SIN([.J36])" office:value-type="float" office:value="0" calcext:value-type="float">
            <text:p>0</text:p>
          </table:table-cell>
          <table:table-cell table:formula="of:=COS([.J36])" office:value-type="float" office:value="1" calcext:value-type="float">
            <text:p>1</text:p>
          </table:table-cell>
          <table:table-cell table:formula="of:=SIN([.L36])" office:value-type="float" office:value="0" calcext:value-type="float">
            <text:p>0</text:p>
          </table:table-cell>
          <table:table-cell table:formula="of:=COS([.L36])" office:value-type="float" office:value="1" calcext:value-type="float">
            <text:p>1</text:p>
          </table:table-cell>
          <table:table-cell table:number-columns-repeated="3"/>
        </table:table-row>
        <table:table-row table:style-name="ro1" table:number-rows-repeated="1048528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cm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5T19:07:32.859123767</meta:creation-date>
    <dc:date>2023-04-17T18:34:55.858066407</dc:date>
    <meta:editing-duration>PT1H15M26S</meta:editing-duration>
    <meta:editing-cycles>4</meta:editing-cycles>
    <meta:generator>LibreOffice/7.3.7.2$Linux_X86_64 LibreOffice_project/30$Build-2</meta:generator>
    <meta:document-statistic meta:table-count="2" meta:cell-count="543"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39cm" svg:y="4.201cm" style:legend-expansion="high" chart:style-name="ch2"/>
        <chart:plot-area chart:style-name="ch3" table:cell-range-address="ByArith.A2:ByArith.A16 ByArith.C1:ByArith.C16" chart:data-source-has-labels="row" svg:x="0.32cm" svg:y="0.18cm" svg:width="11.899cm" svg:height="8.64cm">
          <chart:coordinate-region svg:x="1.418cm" svg:y="0.379cm" svg:width="10.336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yArith.C2:ByArith.C16" chart:label-cell-address="ByArith.C1:ByArith.C1" chart:class="chart:scatter">
            <chart:domain table:cell-range-address="ByArith.A2:ByArith.A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mGridVScr</text:p>
                <draw:g>
                  <svg:desc>ByArith.C1:ByArith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ByArith.A2:ByArith.A16</svg:desc>
                </draw:g>
              </table:table-cell>
              <table:table-cell office:value-type="float" office:value="12">
                <text:p>12</text:p>
                <draw:g>
                  <svg:desc>ByArith.C2:ByArith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99999">
                <text:p>23.99999</text:p>
              </table:table-cell>
              <table:table-cell office:value-type="float" office:value="23.99999">
                <text:p>23.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99999">
                <text:p>55.99999</text:p>
              </table:table-cell>
              <table:table-cell office:value-type="float" office:value="27.999995">
                <text:p>27.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.99999">
                <text:p>119.99999</text:p>
              </table:table-cell>
              <table:table-cell office:value-type="float" office:value="23.999998">
                <text:p>23.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.9999">
                <text:p>239.9999</text:p>
              </table:table-cell>
              <table:table-cell office:value-type="float" office:value="23.99999">
                <text:p>23.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9.9999">
                <text:p>559.9999</text:p>
              </table:table-cell>
              <table:table-cell office:value-type="float" office:value="27.999995">
                <text:p>27.999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.9999">
                <text:p>1199.9999</text:p>
              </table:table-cell>
              <table:table-cell office:value-type="float" office:value="23.999998">
                <text:p>23.9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9.999">
                <text:p>2399.999</text:p>
              </table:table-cell>
              <table:table-cell office:value-type="float" office:value="23.99999">
                <text:p>23.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27cm" svg:height="11.343cm" xlink:href=".." xlink:type="simple" chart:class="chart:scatter" chart:style-name="ch1">
        <chart:legend chart:legend-position="end" svg:x="14.248cm" svg:y="4.874cm" style:legend-expansion="high" chart:style-name="ch2"/>
        <chart:plot-area chart:style-name="ch3" table:cell-range-address="ByArith.F40:ByArith.G47 ByArith.I40:ByArith.I47 ByArith.K40:ByArith.K47" svg:x="0.342cm" svg:y="0.226cm" svg:width="13.564cm" svg:height="10.891cm">
          <chart:coordinate-region svg:x="0.634cm" svg:y="0.425cm" svg:width="13.032cm" svg:height="10.4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yArith.G40:ByArith.G47" chart:class="chart:scatter">
            <chart:domain table:cell-range-address="ByArith.F40:ByArith.F47"/>
            <chart:data-point chart:repeated="8"/>
          </chart:series>
          <chart:series chart:style-name="ch8" chart:values-cell-range-address="ByArith.I40:ByArith.I47" chart:class="chart:scatter">
            <chart:domain table:cell-range-address="ByArith.H40:ByArith.H47"/>
            <chart:data-point chart:repeated="8"/>
          </chart:series>
          <chart:series chart:style-name="ch9" chart:values-cell-range-address="ByArith.K40:ByArith.K47" chart:class="chart:scatter">
            <chart:domain table:cell-range-address="ByArith.J40:ByArith.J4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yArith.F40:ByArith.F47</svg:desc>
                </draw:g>
              </table:table-cell>
              <table:table-cell office:value-type="float" office:value="1">
                <text:p>1</text:p>
                <draw:g>
                  <svg:desc>ByArith.G40:ByArith.G47</svg:desc>
                </draw:g>
              </table:table-cell>
              <table:table-cell office:value-type="float" office:value="0">
                <text:p>0</text:p>
                <draw:g>
                  <svg:desc>ByArith.H40:ByArith.H47</svg:desc>
                </draw:g>
              </table:table-cell>
              <table:table-cell office:value-type="float" office:value="1">
                <text:p>1</text:p>
                <draw:g>
                  <svg:desc>ByArith.I40:ByArith.I47</svg:desc>
                </draw:g>
              </table:table-cell>
              <table:table-cell office:value-type="float" office:value="0">
                <text:p>0</text:p>
                <draw:g>
                  <svg:desc>ByArith.J40:ByArith.J47</svg:desc>
                </draw:g>
              </table:table-cell>
              <table:table-cell office:value-type="float" office:value="1">
                <text:p>1</text:p>
                <draw:g>
                  <svg:desc>ByArith.K40:ByArith.K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183148246803">
                <text:p>0.78183148246803</text:p>
              </table:table-cell>
              <table:table-cell office:value-type="float" office:value="0.623489801858734">
                <text:p>0.623489801858734</text:p>
              </table:table-cell>
              <table:table-cell office:value-type="float" office:value="0.974927912181824">
                <text:p>0.974927912181824</text:p>
              </table:table-cell>
              <table:table-cell office:value-type="float" office:value="-0.222520933956314">
                <text:p>-0.222520933956314</text:p>
              </table:table-cell>
              <table:table-cell office:value-type="float" office:value="0.433883739117558">
                <text:p>0.433883739117558</text:p>
              </table:table-cell>
              <table:table-cell office:value-type="float" office:value="-0.900968867902419">
                <text:p>-0.900968867902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4927912181824">
                <text:p>0.974927912181824</text:p>
              </table:table-cell>
              <table:table-cell office:value-type="float" office:value="-0.222520933956314">
                <text:p>-0.222520933956314</text:p>
              </table:table-cell>
              <table:table-cell office:value-type="float" office:value="-0.433883739117558">
                <text:p>-0.433883739117558</text:p>
              </table:table-cell>
              <table:table-cell office:value-type="float" office:value="-0.900968867902419">
                <text:p>-0.900968867902419</text:p>
              </table:table-cell>
              <table:table-cell office:value-type="float" office:value="-0.78183148246803">
                <text:p>-0.78183148246803</text:p>
              </table:table-cell>
              <table:table-cell office:value-type="float" office:value="0.623489801858733">
                <text:p>0.623489801858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3883739117558">
                <text:p>0.433883739117558</text:p>
              </table:table-cell>
              <table:table-cell office:value-type="float" office:value="-0.900968867902419">
                <text:p>-0.900968867902419</text:p>
              </table:table-cell>
              <table:table-cell office:value-type="float" office:value="-0.78183148246803">
                <text:p>-0.78183148246803</text:p>
              </table:table-cell>
              <table:table-cell office:value-type="float" office:value="0.623489801858733">
                <text:p>0.623489801858733</text:p>
              </table:table-cell>
              <table:table-cell office:value-type="float" office:value="0.974927912181824">
                <text:p>0.974927912181824</text:p>
              </table:table-cell>
              <table:table-cell office:value-type="float" office:value="-0.222520933956314">
                <text:p>-0.222520933956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33883739117558">
                <text:p>-0.433883739117558</text:p>
              </table:table-cell>
              <table:table-cell office:value-type="float" office:value="-0.900968867902419">
                <text:p>-0.900968867902419</text:p>
              </table:table-cell>
              <table:table-cell office:value-type="float" office:value="0.78183148246803">
                <text:p>0.78183148246803</text:p>
              </table:table-cell>
              <table:table-cell office:value-type="float" office:value="0.623489801858734">
                <text:p>0.623489801858734</text:p>
              </table:table-cell>
              <table:table-cell office:value-type="float" office:value="-0.974927912181824">
                <text:p>-0.974927912181824</text:p>
              </table:table-cell>
              <table:table-cell office:value-type="float" office:value="-0.222520933956315">
                <text:p>-0.222520933956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74927912181824">
                <text:p>-0.974927912181824</text:p>
              </table:table-cell>
              <table:table-cell office:value-type="float" office:value="-0.222520933956315">
                <text:p>-0.222520933956315</text:p>
              </table:table-cell>
              <table:table-cell office:value-type="float" office:value="0.433883739117558">
                <text:p>0.433883739117558</text:p>
              </table:table-cell>
              <table:table-cell office:value-type="float" office:value="-0.900968867902419">
                <text:p>-0.900968867902419</text:p>
              </table:table-cell>
              <table:table-cell office:value-type="float" office:value="0.78183148246803">
                <text:p>0.78183148246803</text:p>
              </table:table-cell>
              <table:table-cell office:value-type="float" office:value="0.623489801858734">
                <text:p>0.623489801858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8183148246803">
                <text:p>-0.78183148246803</text:p>
              </table:table-cell>
              <table:table-cell office:value-type="float" office:value="0.623489801858733">
                <text:p>0.623489801858733</text:p>
              </table:table-cell>
              <table:table-cell office:value-type="float" office:value="-0.974927912181824">
                <text:p>-0.974927912181824</text:p>
              </table:table-cell>
              <table:table-cell office:value-type="float" office:value="-0.222520933956315">
                <text:p>-0.222520933956315</text:p>
              </table:table-cell>
              <table:table-cell office:value-type="float" office:value="-0.433883739117558">
                <text:p>-0.433883739117558</text:p>
              </table:table-cell>
              <table:table-cell office:value-type="float" office:value="-0.900968867902419">
                <text:p>-0.900968867902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539cm" svg:y="4.201cm" style:legend-expansion="high" chart:style-name="ch2"/>
        <chart:plot-area chart:style-name="ch3" table:cell-range-address="ByGeom.A2:ByGeom.A16 ByGeom.C1:ByGeom.C16" chart:data-source-has-labels="row" svg:x="0.32cm" svg:y="0.18cm" svg:width="11.899cm" svg:height="8.64cm">
          <chart:coordinate-region svg:x="1.418cm" svg:y="0.379cm" svg:width="10.336cm" svg:height="7.794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ByGeom.C2:ByGeom.C16" chart:label-cell-address="ByGeom.C1:ByGeom.C1" chart:class="chart:scatter">
            <chart:domain table:cell-range-address="ByGeom.A2:ByGeom.A16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umGridVScr</text:p>
                <draw:g>
                  <svg:desc>ByGeom.C1:ByGeom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ByGeom.A2:ByGeom.A16</svg:desc>
                </draw:g>
              </table:table-cell>
              <table:table-cell office:value-type="float" office:value="12">
                <text:p>12</text:p>
                <draw:g>
                  <svg:desc>ByGeom.C2:ByGeom.C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3.99999">
                <text:p>23.99999</text:p>
              </table:table-cell>
              <table:table-cell office:value-type="float" office:value="23.99999">
                <text:p>23.999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5.99999">
                <text:p>55.99999</text:p>
              </table:table-cell>
              <table:table-cell office:value-type="float" office:value="27.999995">
                <text:p>27.9999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9.99999">
                <text:p>119.99999</text:p>
              </table:table-cell>
              <table:table-cell office:value-type="float" office:value="23.999998">
                <text:p>23.999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0">
                <text:p>12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9.9999">
                <text:p>239.9999</text:p>
              </table:table-cell>
              <table:table-cell office:value-type="float" office:value="23.99999">
                <text:p>23.999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0">
                <text:p>24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9.9999">
                <text:p>559.9999</text:p>
              </table:table-cell>
              <table:table-cell office:value-type="float" office:value="27.999995">
                <text:p>27.9999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">
                <text:p>6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99.9999">
                <text:p>1199.9999</text:p>
              </table:table-cell>
              <table:table-cell office:value-type="float" office:value="23.999998">
                <text:p>23.9999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00">
                <text:p>12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399.999">
                <text:p>2399.999</text:p>
              </table:table-cell>
              <table:table-cell office:value-type="float" office:value="23.99999">
                <text:p>23.9999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00">
                <text:p>2400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127cm" svg:height="11.343cm" xlink:href=".." xlink:type="simple" chart:class="chart:scatter" chart:style-name="ch1">
        <chart:legend chart:legend-position="end" svg:x="14.248cm" svg:y="4.874cm" style:legend-expansion="high" chart:style-name="ch2"/>
        <chart:plot-area chart:style-name="ch3" table:cell-range-address="ByGeom.F40:ByGeom.G47 ByGeom.I40:ByGeom.I47 ByGeom.K40:ByGeom.K47" svg:x="0.342cm" svg:y="0.226cm" svg:width="13.564cm" svg:height="10.891cm">
          <chart:coordinate-region svg:x="0.634cm" svg:y="0.425cm" svg:width="13.032cm" svg:height="10.4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ByGeom.G40:ByGeom.G47" chart:class="chart:scatter">
            <chart:domain table:cell-range-address="ByGeom.F40:ByGeom.F47"/>
            <chart:data-point chart:repeated="8"/>
          </chart:series>
          <chart:series chart:style-name="ch8" chart:values-cell-range-address="ByGeom.I40:ByGeom.I47" chart:class="chart:scatter">
            <chart:domain table:cell-range-address="ByGeom.H40:ByGeom.H47"/>
            <chart:data-point chart:repeated="8"/>
          </chart:series>
          <chart:series chart:style-name="ch9" chart:values-cell-range-address="ByGeom.K40:ByGeom.K47" chart:class="chart:scatter">
            <chart:domain table:cell-range-address="ByGeom.J40:ByGeom.J47"/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ByGeom.F40:ByGeom.F47</svg:desc>
                </draw:g>
              </table:table-cell>
              <table:table-cell office:value-type="float" office:value="1">
                <text:p>1</text:p>
                <draw:g>
                  <svg:desc>ByGeom.G40:ByGeom.G47</svg:desc>
                </draw:g>
              </table:table-cell>
              <table:table-cell office:value-type="float" office:value="0">
                <text:p>0</text:p>
                <draw:g>
                  <svg:desc>ByGeom.H40:ByGeom.H47</svg:desc>
                </draw:g>
              </table:table-cell>
              <table:table-cell office:value-type="float" office:value="1">
                <text:p>1</text:p>
                <draw:g>
                  <svg:desc>ByGeom.I40:ByGeom.I47</svg:desc>
                </draw:g>
              </table:table-cell>
              <table:table-cell office:value-type="float" office:value="0">
                <text:p>0</text:p>
                <draw:g>
                  <svg:desc>ByGeom.J40:ByGeom.J47</svg:desc>
                </draw:g>
              </table:table-cell>
              <table:table-cell office:value-type="float" office:value="1">
                <text:p>1</text:p>
                <draw:g>
                  <svg:desc>ByGeom.K40:ByGeom.K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8183148246803">
                <text:p>0.78183148246803</text:p>
              </table:table-cell>
              <table:table-cell office:value-type="float" office:value="0.623489801858734">
                <text:p>0.623489801858734</text:p>
              </table:table-cell>
              <table:table-cell office:value-type="float" office:value="0.974927912181824">
                <text:p>0.974927912181824</text:p>
              </table:table-cell>
              <table:table-cell office:value-type="float" office:value="-0.222520933956314">
                <text:p>-0.222520933956314</text:p>
              </table:table-cell>
              <table:table-cell office:value-type="float" office:value="0.433883739117558">
                <text:p>0.433883739117558</text:p>
              </table:table-cell>
              <table:table-cell office:value-type="float" office:value="-0.900968867902419">
                <text:p>-0.90096886790241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74927912181824">
                <text:p>0.974927912181824</text:p>
              </table:table-cell>
              <table:table-cell office:value-type="float" office:value="-0.222520933956314">
                <text:p>-0.222520933956314</text:p>
              </table:table-cell>
              <table:table-cell office:value-type="float" office:value="-0.433883739117558">
                <text:p>-0.433883739117558</text:p>
              </table:table-cell>
              <table:table-cell office:value-type="float" office:value="-0.900968867902419">
                <text:p>-0.900968867902419</text:p>
              </table:table-cell>
              <table:table-cell office:value-type="float" office:value="-0.78183148246803">
                <text:p>-0.78183148246803</text:p>
              </table:table-cell>
              <table:table-cell office:value-type="float" office:value="0.623489801858733">
                <text:p>0.6234898018587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3883739117558">
                <text:p>0.433883739117558</text:p>
              </table:table-cell>
              <table:table-cell office:value-type="float" office:value="-0.900968867902419">
                <text:p>-0.900968867902419</text:p>
              </table:table-cell>
              <table:table-cell office:value-type="float" office:value="-0.78183148246803">
                <text:p>-0.78183148246803</text:p>
              </table:table-cell>
              <table:table-cell office:value-type="float" office:value="0.623489801858733">
                <text:p>0.623489801858733</text:p>
              </table:table-cell>
              <table:table-cell office:value-type="float" office:value="0.974927912181824">
                <text:p>0.974927912181824</text:p>
              </table:table-cell>
              <table:table-cell office:value-type="float" office:value="-0.222520933956314">
                <text:p>-0.22252093395631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433883739117558">
                <text:p>-0.433883739117558</text:p>
              </table:table-cell>
              <table:table-cell office:value-type="float" office:value="-0.900968867902419">
                <text:p>-0.900968867902419</text:p>
              </table:table-cell>
              <table:table-cell office:value-type="float" office:value="0.78183148246803">
                <text:p>0.78183148246803</text:p>
              </table:table-cell>
              <table:table-cell office:value-type="float" office:value="0.623489801858734">
                <text:p>0.623489801858734</text:p>
              </table:table-cell>
              <table:table-cell office:value-type="float" office:value="-0.974927912181824">
                <text:p>-0.974927912181824</text:p>
              </table:table-cell>
              <table:table-cell office:value-type="float" office:value="-0.222520933956315">
                <text:p>-0.2225209339563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974927912181824">
                <text:p>-0.974927912181824</text:p>
              </table:table-cell>
              <table:table-cell office:value-type="float" office:value="-0.222520933956315">
                <text:p>-0.222520933956315</text:p>
              </table:table-cell>
              <table:table-cell office:value-type="float" office:value="0.433883739117558">
                <text:p>0.433883739117558</text:p>
              </table:table-cell>
              <table:table-cell office:value-type="float" office:value="-0.900968867902419">
                <text:p>-0.900968867902419</text:p>
              </table:table-cell>
              <table:table-cell office:value-type="float" office:value="0.78183148246803">
                <text:p>0.78183148246803</text:p>
              </table:table-cell>
              <table:table-cell office:value-type="float" office:value="0.623489801858734">
                <text:p>0.6234898018587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78183148246803">
                <text:p>-0.78183148246803</text:p>
              </table:table-cell>
              <table:table-cell office:value-type="float" office:value="0.623489801858733">
                <text:p>0.623489801858733</text:p>
              </table:table-cell>
              <table:table-cell office:value-type="float" office:value="-0.974927912181824">
                <text:p>-0.974927912181824</text:p>
              </table:table-cell>
              <table:table-cell office:value-type="float" office:value="-0.222520933956315">
                <text:p>-0.222520933956315</text:p>
              </table:table-cell>
              <table:table-cell office:value-type="float" office:value="-0.433883739117558">
                <text:p>-0.433883739117558</text:p>
              </table:table-cell>
              <table:table-cell office:value-type="float" office:value="-0.900968867902419">
                <text:p>-0.9009688679024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